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Monaco" svg:font-family="Monaco, MonacoRegular, 'Courier New', monospace"/>
    <style:font-face style:name="Open Sans" svg:font-family="'Open Sans', Arial, Verdana"/>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1375in" fo:margin-left="0.3938in" table:align="left"/>
    </style:style>
    <style:style style:name="Table1.A" style:family="table-column">
      <style:table-column-properties style:column-width="0.1674in"/>
    </style:style>
    <style:style style:name="Table1.B" style:family="table-column">
      <style:table-column-properties style:column-width="5.9701in"/>
    </style:style>
    <style:style style:name="Table1.A1" style:family="table-cell">
      <style:table-cell-properties style:vertical-align="middle" fo:background-color="#4b4d4f" fo:padding="0in" fo:border="none">
        <style:background-image/>
      </style:table-cell-properties>
    </style:style>
    <style:style style:name="Table1.B1" style:family="table-cell">
      <style:table-cell-properties style:vertical-align="middle" fo:padding="0in" fo:border="none"/>
    </style:style>
    <style:style style:name="Table2" style:family="table">
      <style:table-properties style:width="6.1375in" fo:margin-left="0.3938in" table:align="left"/>
    </style:style>
    <style:style style:name="Table2.A" style:family="table-column">
      <style:table-column-properties style:column-width="0.1674in"/>
    </style:style>
    <style:style style:name="Table2.B" style:family="table-column">
      <style:table-column-properties style:column-width="5.9701in"/>
    </style:style>
    <style:style style:name="Table2.A1" style:family="table-cell">
      <style:table-cell-properties style:vertical-align="middle" fo:background-color="#4b4d4f" fo:padding="0in" fo:border="none">
        <style:background-image/>
      </style:table-cell-properties>
    </style:style>
    <style:style style:name="Table2.B1" style:family="table-cell">
      <style:table-cell-properties style:vertical-align="middle" fo:padding="0in" fo:border="none"/>
    </style:style>
    <style:style style:name="Table3" style:family="table">
      <style:table-properties style:width="4.616in" table:align="left"/>
    </style:style>
    <style:style style:name="Table3.A" style:family="table-column">
      <style:table-column-properties style:column-width="0.1674in"/>
    </style:style>
    <style:style style:name="Table3.B" style:family="table-column">
      <style:table-column-properties style:column-width="4.4486in"/>
    </style:style>
    <style:style style:name="Table3.A1" style:family="table-cell">
      <style:table-cell-properties style:vertical-align="middle" fo:background-color="#4b4d4f" fo:padding="0in" fo:border="none">
        <style:background-image/>
      </style:table-cell-properties>
    </style:style>
    <style:style style:name="Table3.B1" style:family="table-cell">
      <style:table-cell-properties style:vertical-align="middle" fo:padding="0in" fo:border="none"/>
    </style:style>
    <style:style style:name="P1" style:family="paragraph" style:parent-style-name="Standard">
      <style:paragraph-properties fo:text-align="justify" style:justify-single-word="false"/>
      <style:text-properties fo:color="#000000" style:font-name="Liberation Serif" officeooo:rsid="001b1d6b" officeooo:paragraph-rsid="001b1d6b"/>
    </style:style>
    <style:style style:name="P2"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font-variant="normal" fo:text-transform="none" fo:color="#000000" style:font-name="Open Sans" fo:font-size="12pt" fo:letter-spacing="normal" fo:font-style="normal" fo:font-weight="normal"/>
    </style:style>
    <style:style style:name="P3" style:family="paragraph" style:parent-style-name="Text_20_body" style:list-style-name="L1">
      <style:paragraph-properties fo:margin-left="0in" fo:margin-right="0in" fo:margin-top="0in" fo:margin-bottom="0in" style:contextual-spacing="false" style:line-height-at-least="0.2811in" fo:widows="1" fo:text-indent="0in" style:auto-text-indent="false" fo:padding="0in" fo:border="none"/>
      <style:text-properties fo:font-variant="normal" fo:text-transform="none" fo:color="#000000" style:font-name="Open Sans" fo:font-size="12pt" fo:letter-spacing="normal" fo:font-style="normal" fo:font-weight="normal"/>
    </style:style>
    <style:style style:name="P4"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font-variant="normal" fo:text-transform="none" fo:color="#000000" style:font-name="Open Sans" fo:font-size="12pt" fo:letter-spacing="normal" fo:font-style="italic" fo:font-weight="normal" style:font-name-asian="Open Sans" style:font-size-asian="12pt" style:font-style-asian="italic" style:font-weight-asian="normal" style:font-name-complex="Open Sans" style:font-size-complex="12pt" style:font-style-complex="italic" style:font-weight-complex="normal"/>
    </style:style>
    <style:style style:name="P5"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font-variant="normal" fo:text-transform="none" fo:color="#ff0000" style:font-name="Open Sans" fo:font-size="12pt" fo:letter-spacing="normal" fo:font-style="normal" fo:font-weight="normal"/>
    </style:style>
    <style:style style:name="P6" style:family="paragraph" style:parent-style-name="Text_20_body" style:list-style-name="L1">
      <style:paragraph-properties fo:margin-left="0in" fo:margin-right="0in" fo:margin-top="0in" fo:margin-bottom="0in" style:contextual-spacing="false" style:line-height-at-least="0.2811in" fo:widows="1" fo:text-indent="0in" style:auto-text-indent="false" fo:padding="0in" fo:border="none"/>
      <style:text-properties fo:font-variant="normal" fo:text-transform="none" fo:color="#ff0000" style:font-name="Open Sans" fo:font-size="12pt" fo:letter-spacing="normal" fo:font-style="normal" fo:font-weight="normal"/>
    </style:style>
    <style:style style:name="P7" style:family="paragraph" style:parent-style-name="Text_20_body" style:list-style-name="L1">
      <style:paragraph-properties fo:margin-left="0in" fo:margin-right="0in" fo:margin-top="0in" fo:margin-bottom="0in" style:contextual-spacing="false" fo:line-height="171%" fo:widows="1" fo:text-indent="0in" style:auto-text-indent="false" fo:padding="0in" fo:border="none"/>
      <style:text-properties fo:font-variant="normal" fo:text-transform="none" fo:color="#ff0000" style:font-name="Open Sans" fo:font-size="12pt" fo:letter-spacing="normal" fo:font-style="normal" fo:font-weight="normal"/>
    </style:style>
    <style:style style:name="P8" style:family="paragraph" style:parent-style-name="Text_20_body">
      <style:paragraph-properties fo:margin-left="0in" fo:margin-right="0in" fo:margin-top="0in" fo:margin-bottom="0in" style:contextual-spacing="false" fo:line-height="180%" fo:widows="1" fo:text-indent="0in" style:auto-text-indent="false" fo:padding="0in" fo:border="none"/>
    </style:style>
    <style:style style:name="P9" style:family="paragraph" style:parent-style-name="Text_20_body">
      <style:paragraph-properties fo:margin-left="0in" fo:margin-right="0in" fo:margin-top="0in" fo:margin-bottom="0in" style:contextual-spacing="false" fo:line-height="200%" fo:widows="1" fo:text-indent="0in" style:auto-text-indent="false" fo:padding="0in" fo:border="none"/>
    </style:style>
    <style:style style:name="P10"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color="#000000"/>
    </style:style>
    <style:style style:name="P11" style:family="paragraph" style:parent-style-name="Heading_20_1">
      <style:paragraph-properties fo:text-align="justify" style:justify-single-word="false"/>
      <style:text-properties fo:font-variant="normal" fo:text-transform="none" fo:color="#000000" style:font-name="Open Sans" fo:letter-spacing="normal" fo:font-style="normal" fo:font-weight="normal" officeooo:rsid="001b1d6b" officeooo:paragraph-rsid="001b1d6b"/>
    </style:style>
    <style:style style:name="P12" style:family="paragraph" style:parent-style-name="Heading_20_2">
      <style:paragraph-properties fo:text-align="justify" style:justify-single-word="false"/>
      <style:text-properties fo:font-variant="normal" fo:text-transform="none" fo:color="#000000" style:font-name="Open Sans" fo:letter-spacing="normal" fo:font-style="normal" officeooo:rsid="001b1d6b" officeooo:paragraph-rsid="001b1d6b"/>
    </style:style>
    <style:style style:name="P13" style:family="paragraph" style:parent-style-name="Heading_20_2">
      <style:paragraph-properties fo:margin-left="0in" fo:margin-right="0in" fo:margin-top="0in" fo:margin-bottom="0in" style:contextual-spacing="false" fo:line-height="160%" fo:text-align="start" style:justify-single-word="false" fo:widows="1" fo:text-indent="0in" style:auto-text-indent="false" fo:padding="0in" fo:border="none"/>
      <style:text-properties fo:font-variant="normal" fo:text-transform="none" fo:color="#000000" style:font-name="Open Sans" fo:letter-spacing="normal" fo:font-style="normal"/>
    </style:style>
    <style:style style:name="P14" style:family="paragraph" style:parent-style-name="Table_20_Contents">
      <style:paragraph-properties fo:margin-left="0in" fo:margin-right="0in" fo:margin-top="0in" fo:margin-bottom="0in" style:contextual-spacing="false" style:line-height-at-least="0.1563in" fo:text-align="center" style:justify-single-word="false" fo:text-indent="0in" style:auto-text-indent="false"/>
      <style:text-properties fo:color="#000000" style:font-name="inherit" fo:font-size="9pt" fo:font-weight="normal" fo:padding="0in" fo:border="none"/>
    </style:style>
    <style:style style:name="P15" style:family="paragraph" style:parent-style-name="Table_20_Contents">
      <style:paragraph-properties fo:margin-left="0in" fo:margin-right="0in" fo:margin-top="0in" fo:margin-bottom="0in" style:contextual-spacing="false" style:line-height-at-least="0.1563in" fo:text-align="center" style:justify-single-word="false" fo:text-indent="0in" style:auto-text-indent="false"/>
      <style:text-properties fo:color="#000000" style:font-name="inherit" fo:font-size="9pt" fo:font-weight="normal" fo:background-color="#3a3c3d" fo:padding="0in" fo:border="none"/>
    </style:style>
    <style:style style:name="P16"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style:font-name="inherit" fo:padding="0in" fo:border="none"/>
    </style:style>
    <style:style style:name="P17" style:family="paragraph" style:parent-style-name="Table_20_Contents">
      <style:paragraph-properties fo:margin-left="0in" fo:margin-right="0in" fo:margin-top="0in" fo:margin-bottom="0in" style:contextual-spacing="false" style:line-height-at-least="0.2811in" fo:text-align="start" style:justify-single-word="false" fo:widows="1" fo:text-indent="0in" style:auto-text-indent="false" fo:padding="0in" fo:border="none"/>
      <style:text-properties fo:color="#000000" style:font-name="inherit" fo:padding="0in" fo:border="none"/>
    </style:style>
    <style:style style:name="T1" style:family="text">
      <style:text-properties fo:padding="0in" fo:border="none"/>
    </style:style>
    <style:style style:name="T2" style:family="text">
      <style:text-properties fo:font-style="italic" fo:padding="0in" fo:border="none"/>
    </style:style>
    <style:style style:name="T3" style:family="text">
      <style:text-properties fo:font-weight="bold"/>
    </style:style>
    <style:style style:name="T4" style:family="text">
      <style:text-properties fo:font-weight="bold" fo:padding="0in" fo:border="none"/>
    </style:style>
    <style:style style:name="T5" style:family="text">
      <style:text-properties style:font-name="Consolas" fo:font-size="12pt" fo:background-color="#f2f2f2" loext:char-shading-value="0" fo:padding="0.0193in" fo:border="0.06pt solid #cccccc"/>
    </style:style>
    <style:style style:name="T6" style:family="text">
      <style:text-properties fo:color="#000000" style:font-name="Consolas" fo:font-size="12pt" fo:background-color="#f2f2f2" loext:char-shading-value="0" fo:padding="0.0193in" fo:border="0.06pt solid #cccccc"/>
    </style:style>
    <style:style style:name="T7" style:family="text">
      <style:text-properties fo:font-variant="normal" fo:text-transform="none" fo:color="#000000" style:font-name="Consolas" fo:font-size="12pt" fo:letter-spacing="normal" fo:font-style="normal" fo:font-weight="normal" fo:background-color="#f2f2f2" loext:char-shading-value="0" fo:padding="0in" fo:border="none"/>
    </style:style>
    <style:style style:name="T8" style:family="text">
      <style:text-properties fo:font-variant="normal" fo:text-transform="none" fo:color="#000000" style:font-name="Consolas" fo:font-size="12pt" fo:letter-spacing="normal" fo:font-style="normal" fo:font-weight="normal" fo:background-color="#f2f2f2" loext:char-shading-value="0" fo:padding="0.0193in" fo:border="0.06pt solid #cccccc"/>
    </style:style>
    <style:style style:name="T9" style:family="text">
      <style:text-properties fo:font-variant="normal" fo:text-transform="none" fo:color="#000000" style:font-name="Consolas" fo:font-size="12pt" fo:letter-spacing="normal" fo:font-style="normal" fo:font-weight="normal" fo:padding="0in" fo:border="none"/>
    </style:style>
    <style:style style:name="T10" style:family="text">
      <style:text-properties fo:font-variant="normal" fo:text-transform="none" fo:color="#000000" style:font-name="Consolas" fo:font-size="12pt" fo:letter-spacing="normal" fo:font-style="normal" fo:font-weight="normal" fo:padding="0.0193in" fo:border="0.06pt solid #cccccc"/>
    </style:style>
    <style:style style:name="T11" style:family="text">
      <style:text-properties fo:font-variant="normal" fo:text-transform="none" fo:color="#000000" style:text-line-through-style="none" style:text-line-through-type="none" style:font-name="Consolas" fo:font-size="12pt" fo:letter-spacing="normal" fo:font-style="normal" style:text-underline-style="none" fo:font-weight="normal" style:text-blinking="false" fo:padding="0in" fo:border="none"/>
    </style:style>
    <style:style style:name="T12"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padding="0in" fo:border="none"/>
    </style:style>
    <style:style style:name="T13" style:family="text">
      <style:text-properties fo:font-variant="normal" fo:text-transform="none" fo:color="#000000" style:font-name="Open Sans" fo:font-size="12pt" fo:letter-spacing="normal" fo:font-style="normal" fo:font-weight="normal"/>
    </style:style>
    <style:style style:name="T14" style:family="text">
      <style:text-properties fo:font-variant="normal" fo:text-transform="none" fo:color="#000000" style:font-name="Open Sans" fo:font-size="12pt" fo:letter-spacing="normal" fo:font-style="normal" fo:font-weight="normal" fo:padding="0in" fo:border="none"/>
    </style:style>
    <style:style style:name="T15" style:family="text">
      <style:text-properties fo:font-variant="normal" fo:text-transform="none" fo:color="#000000" fo:letter-spacing="normal" fo:padding="0.0193in" fo:border="0.06pt solid #cccccc"/>
    </style:style>
    <style:style style:name="T16" style:family="text">
      <style:text-properties fo:font-variant="normal" fo:text-transform="none" fo:color="#000000" fo:letter-spacing="normal" fo:background-color="#f2f2f2" loext:char-shading-value="0" fo:padding="0.0193in" fo:border="0.06pt solid #cccccc"/>
    </style:style>
    <style:style style:name="T17" style:family="text">
      <style:text-properties fo:font-variant="normal" fo:text-transform="none" fo:color="#0000bb" style:font-name="Consolas" fo:font-size="12pt" fo:letter-spacing="normal" fo:font-style="normal" fo:font-weight="normal" fo:background-color="#f2f2f2" loext:char-shading-value="0" fo:padding="0in" fo:border="none"/>
    </style:style>
    <style:style style:name="T18" style:family="text">
      <style:text-properties fo:font-variant="normal" fo:text-transform="none" fo:color="#0000bb" style:font-name="Consolas" fo:font-size="12pt" fo:letter-spacing="normal" fo:font-style="normal" fo:font-weight="normal" fo:padding="0in" fo:border="none"/>
    </style:style>
    <style:style style:name="T19" style:family="text">
      <style:text-properties fo:font-variant="normal" fo:text-transform="none" fo:color="#ff8000" style:font-name="Consolas" fo:font-size="12pt" fo:letter-spacing="normal" fo:font-style="normal" fo:font-weight="normal" fo:padding="0in" fo:border="none"/>
    </style:style>
    <style:style style:name="T20" style:family="text">
      <style:text-properties fo:font-variant="normal" fo:text-transform="none" fo:color="#0098d3" style:text-line-through-style="none" style:text-line-through-type="none" style:font-name="Consolas" fo:font-size="12pt" fo:letter-spacing="normal" fo:font-style="normal" style:text-underline-style="none" fo:font-weight="normal" style:text-blinking="false" fo:padding="0in" fo:border="none"/>
    </style:style>
    <style:style style:name="T21" style:family="text">
      <style:text-properties fo:font-variant="normal" fo:text-transform="none" fo:color="#0098d3" style:text-line-through-style="none" style:text-line-through-type="none" style:font-name="Open Sans" fo:font-size="12pt" fo:letter-spacing="normal" fo:font-style="normal" style:text-underline-style="none" fo:font-weight="normal" style:text-blinking="false" fo:padding="0in" fo:border="none"/>
    </style:style>
    <style:style style:name="T22" style:family="text">
      <style:text-properties fo:font-variant="normal" fo:text-transform="none" fo:color="#007700" style:font-name="Consolas" fo:font-size="12pt" fo:letter-spacing="normal" fo:font-style="normal" fo:font-weight="normal" fo:padding="0in" fo:border="none"/>
    </style:style>
    <style:style style:name="T23" style:family="text">
      <style:text-properties fo:font-variant="normal" fo:text-transform="none" fo:color="#007700" style:font-name="Consolas" fo:font-size="12pt" fo:letter-spacing="normal" fo:font-style="normal" fo:font-weight="normal" fo:background-color="#f2f2f2" loext:char-shading-value="0" fo:padding="0in" fo:border="none"/>
    </style:style>
    <style:style style:name="T24" style:family="text">
      <style:text-properties fo:font-variant="normal" fo:text-transform="none" fo:color="#dd0000" style:font-name="Consolas" fo:font-size="12pt" fo:letter-spacing="normal" fo:font-style="normal" fo:font-weight="normal" fo:padding="0in" fo:border="none"/>
    </style:style>
    <style:style style:name="T25" style:family="text">
      <style:text-properties fo:font-variant="normal" fo:text-transform="none" fo:color="#dd0000" style:font-name="Consolas" fo:font-size="12pt" fo:letter-spacing="normal" fo:font-style="normal" fo:font-weight="normal" fo:background-color="#f2f2f2" loext:char-shading-value="0" fo:padding="0in" fo:border="none"/>
    </style:style>
    <style:style style:name="T26" style:family="text">
      <style:text-properties fo:font-variant="normal" fo:text-transform="none" fo:color="#444444" style:font-name="Open Sans" fo:font-size="12pt" fo:letter-spacing="normal" fo:font-style="normal" fo:font-weight="normal"/>
    </style:style>
    <style:style style:name="T27" style:family="text">
      <style:text-properties fo:font-variant="normal" fo:text-transform="none" fo:color="#444444" style:font-name="Open Sans" fo:font-size="12pt" fo:letter-spacing="normal" fo:font-style="normal" fo:font-weight="normal" fo:padding="0in" fo:border="none"/>
    </style:style>
    <style:style style:name="T28" style:family="text">
      <style:text-properties fo:font-variant="normal" fo:text-transform="none" fo:color="#444444" style:font-name="Open Sans" fo:font-size="12pt" fo:letter-spacing="normal" fo:font-style="italic" fo:font-weight="normal" style:font-name-asian="Open Sans" style:font-size-asian="12pt" style:font-style-asian="italic" style:font-weight-asian="normal" style:font-name-complex="Open Sans" style:font-size-complex="12pt" style:font-style-complex="italic" style:font-weight-complex="normal"/>
    </style:style>
    <style:style style:name="T29" style:family="text">
      <style:text-properties fo:font-variant="normal" fo:text-transform="none" fo:color="#444444" style:font-name="Consolas" fo:font-size="12pt" fo:letter-spacing="normal" fo:font-style="normal" fo:font-weight="normal" fo:background-color="#f2f2f2" loext:char-shading-value="0" fo:padding="0.0193in" fo:border="0.06pt solid #cccccc"/>
    </style:style>
    <style:style style:name="T30" style:family="text">
      <style:text-properties fo:font-variant="normal" fo:text-transform="none" fo:color="#444444" style:font-name="Consolas" fo:font-size="12pt" fo:letter-spacing="normal" fo:font-style="normal" fo:font-weight="normal" fo:padding="0.0193in" fo:border="0.06pt solid #cccccc"/>
    </style:style>
    <style:style style:name="T31" style:family="text">
      <style:text-properties fo:font-variant="normal" fo:text-transform="none" fo:color="#444444" fo:letter-spacing="normal" fo:padding="0.0193in" fo:border="0.06pt solid #cccccc"/>
    </style:style>
    <style:style style:name="T32" style:family="text">
      <style:text-properties fo:font-variant="normal" fo:text-transform="none" fo:color="#444444" fo:letter-spacing="normal" fo:background-color="#f2f2f2" loext:char-shading-value="0" fo:padding="0.0193in" fo:border="0.06pt solid #cccccc"/>
    </style:style>
    <style:style style:name="T33" style:family="text">
      <style:text-properties fo:font-variant="normal" fo:text-transform="none" style:font-name="Consolas" fo:font-size="12pt" fo:letter-spacing="normal" fo:font-style="normal" fo:font-weight="normal" fo:background-color="#f2f2f2" loext:char-shading-value="0" fo:padding="0in" fo:border="none"/>
    </style:style>
    <style:style style:name="T34" style:family="text">
      <style:text-properties fo:font-variant="normal" fo:text-transform="none" style:font-name="Consolas" fo:font-size="12pt" fo:letter-spacing="normal" fo:font-style="normal" fo:font-weight="normal" fo:background-color="#f2f2f2" loext:char-shading-value="0" fo:padding="0.0193in" fo:border="0.06pt solid #cccccc"/>
    </style:style>
    <style:style style:name="T35" style:family="text">
      <style:text-properties fo:font-variant="normal" fo:text-transform="none" style:font-name="Consolas" fo:font-size="12pt" fo:letter-spacing="normal" fo:font-style="normal" fo:font-weight="normal" fo:padding="0in" fo:border="none"/>
    </style:style>
    <style:style style:name="T36" style:family="text">
      <style:text-properties fo:font-variant="normal" fo:text-transform="none" style:font-name="Consolas" fo:font-size="12pt" fo:letter-spacing="normal" fo:font-style="normal" fo:font-weight="normal" fo:padding="0.0193in" fo:border="0.06pt solid #cccccc"/>
    </style:style>
    <style:style style:name="T37" style:family="text">
      <style:text-properties fo:font-variant="normal" fo:text-transform="none" style:text-line-through-style="none" style:text-line-through-type="none" style:font-name="Consolas" fo:font-size="12pt" fo:letter-spacing="normal" fo:font-style="normal" style:text-underline-style="none" fo:font-weight="normal" style:text-blinking="false" fo:padding="0in" fo:border="none"/>
    </style:style>
    <style:style style:name="T38" style:family="text">
      <style:text-properties fo:font-variant="normal" fo:text-transform="none" style:text-line-through-style="none" style:text-line-through-type="none" style:font-name="Open Sans" fo:font-size="12pt" fo:letter-spacing="normal" fo:font-style="normal" style:text-underline-style="none" fo:font-weight="normal" style:text-blinking="false" fo:padding="0in" fo:border="none"/>
    </style:style>
    <style:style style:name="T39" style:family="text">
      <style:text-properties fo:font-variant="normal" fo:text-transform="none" style:font-name="Open Sans" fo:font-size="12pt" fo:letter-spacing="normal" fo:font-style="normal" fo:font-weight="normal"/>
    </style:style>
    <style:style style:name="T40" style:family="text">
      <style:text-properties fo:font-variant="normal" fo:text-transform="none" style:font-name="Open Sans" fo:font-size="12pt" fo:letter-spacing="normal" fo:font-style="normal" fo:font-weight="normal" fo:padding="0in" fo:border="none"/>
    </style:style>
    <style:style style:name="T41" style:family="text">
      <style:text-properties fo:font-variant="normal" fo:text-transform="none" style:font-name="Open Sans" fo:font-size="12pt" fo:letter-spacing="normal" fo:font-style="italic" fo:font-weight="normal" style:font-name-asian="Open Sans" style:font-size-asian="12pt" style:font-style-asian="italic" style:font-weight-asian="normal" style:font-name-complex="Open Sans" style:font-size-complex="12pt" style:font-style-complex="italic" style:font-weight-complex="normal"/>
    </style:style>
    <style:style style:name="T42" style:family="text">
      <style:text-properties fo:font-variant="normal" fo:text-transform="none" fo:letter-spacing="normal" fo:padding="0.0193in" fo:border="0.06pt solid #cccccc"/>
    </style:style>
    <style:style style:name="T43" style:family="text">
      <style:text-properties fo:font-variant="normal" fo:text-transform="none" fo:letter-spacing="normal" fo:background-color="#f2f2f2" loext:char-shading-value="0" fo:padding="0.0193in" fo:border="0.06pt solid #cccccc"/>
    </style:style>
    <style:style style:name="T44" style:family="text">
      <style:text-properties fo:font-variant="normal" fo:text-transform="none" fo:color="#ff0000" style:font-name="Consolas" fo:font-size="12pt" fo:letter-spacing="normal" fo:font-style="normal" fo:font-weight="normal" fo:padding="0in" fo:border="none"/>
    </style:style>
    <style:style style:name="T45" style:family="text">
      <style:text-properties fo:font-variant="normal" fo:text-transform="none" fo:color="#ff0000" style:font-name="Consolas" fo:font-size="12pt" fo:letter-spacing="normal" fo:font-style="normal" fo:font-weight="normal" fo:background-color="#f2f2f2" loext:char-shading-value="0" fo:padding="0.0193in" fo:border="0.06pt solid #cccccc"/>
    </style:style>
    <style:style style:name="T46" style:family="text">
      <style:text-properties fo:font-variant="normal" fo:text-transform="none" fo:color="#ff0000" style:text-line-through-style="none" style:text-line-through-type="none" style:font-name="Consolas" fo:font-size="12pt" fo:letter-spacing="normal" fo:font-style="normal" style:text-underline-style="none" fo:font-weight="normal" style:text-blinking="false" fo:padding="0in" fo:border="none"/>
    </style:style>
    <style:style style:name="T47" style:family="text">
      <style:text-properties fo:font-variant="normal" fo:text-transform="none" fo:color="#ff0000" style:font-name="Open Sans" fo:font-size="12pt" fo:letter-spacing="normal" fo:font-style="normal" fo:font-weight="normal"/>
    </style:style>
    <style:style style:name="T48" style:family="text">
      <style:text-properties fo:font-variant="normal" fo:text-transform="none" fo:color="#ff0000" fo:letter-spacing="normal" fo:padding="0.0193in" fo:border="0.06pt solid #cccccc"/>
    </style:style>
    <style:style style:name="T49" style:family="text">
      <style:text-properties fo:color="#898989" style:font-name="Monaco" fo:font-size="10.5pt" fo:font-weight="normal" style:font-name-asian="Monaco" style:font-size-asian="10.5pt" style:font-weight-asian="normal" style:font-name-complex="Monaco" style:font-size-complex="10.5pt" style:font-weight-complex="normal"/>
    </style:style>
    <style:style style:name="T50" style:family="text">
      <style:text-properties style:font-name="Monaco" fo:font-size="10.5pt" fo:font-weight="normal" style:font-name-asian="Monaco" style:font-size-asian="10.5pt" style:font-weight-asian="normal" style:font-name-complex="Monaco" style:font-size-complex="10.5pt" style:font-weight-complex="normal"/>
    </style:style>
    <style:style style:name="T51" style:family="text">
      <style:text-properties fo:color="#dddddd" fo:font-weight="bold"/>
    </style:style>
    <style:style style:name="T52" style:family="text">
      <style:text-properties fo:color="#d14242" fo:font-weight="bold"/>
    </style:style>
    <style:style style:name="T53" style:family="text">
      <style:text-properties fo:color="#006fe0"/>
    </style:style>
    <style:style style:name="T54" style:family="text">
      <style:text-properties fo:color="#daa520" fo:font-weight="bold"/>
    </style:style>
    <style:style style:name="T55" style:family="text">
      <style:text-properties fo:color="#f7adf7" fo:font-weight="bold"/>
    </style:style>
    <style:style style:name="T56" style:family="text">
      <style:text-properties fo:color="#cdcdcd" fo:font-weight="bold"/>
    </style:style>
    <style:style style:name="T57" style:family="text">
      <style:text-properties fo:color="#ff0000"/>
    </style:style>
    <style:style style:name="T58" style:family="text">
      <style:text-properties fo:color="#ff0000" fo:font-weight="bold" fo:padding="0in" fo:border="none"/>
    </style:style>
    <style:style style:name="T59" style:family="text">
      <style:text-properties fo:color="#ff0000" fo:font-style="italic" fo:padding="0in" fo:border="none"/>
    </style:style>
    <style:style style:name="Sect1" style:family="section">
      <style:section-properties fo:background-color="#0d0d0d"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000000"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HP 101 (part 10): A Session In The Cookie Jar</text:h>
      <text:h text:style-name="P12" text:outline-level="2">Patience Pays</text:h>
      <text:p text:style-name="P2">Now that you’ve used PHP with MySQL and SQLite, you probably think you know<text:line-break/>everything you need to get started with PHP programming. In fact, you might<text:line-break/>even be thinking of cutting down your visits to Zend.com altogether, giving<text:line-break/>up this series for something flashier and cooler…</text:p>
      <text:p text:style-name="P2">Uh-uh. Big mistake.</text:p>
      <text:p text:style-name="P2">You see, while built-in database support makes programming with PHP easy, it<text:line-break/>isn’t the only thing that makes PHP so popular. An easy-to-use XML API and new<text:line-break/>exception handling mechanism (in PHP 5), support for pluggable modules, and<text:line-break/>built-in session management are just some of the many other features that<text:line-break/>make PHP rock. And all these capabilities are going to be explored, in depth,<text:line-break/>right here in this very series, if you can just find it in yourself to hang<text:line-break/>around a little longer. So close your eyes, take a deep breath, and read on<text:line-break/>to find out all about this tutorial’s topic: sessions and cookies.</text:p>
      <text:p text:style-name="P10"><text:bookmark text:name="Heading2"/></text:p>
      <text:h text:style-name="P13" text:outline-level="2">Party Time</text:h>
      <text:p text:style-name="P2">Maybe you heard this at the last party you went to: <text:span text:style-name="T1">“</text:span><text:span text:style-name="T59">HTTP is a stateless protocol,<text:line-break/>and the Internet is a stateless development environment</text:span><text:span text:style-name="T2">”</text:span>.</text:p>
      <text:p text:style-name="P2">No? Hmmm. Obviously, you don’t go to the right parties.</text:p>
      <text:p text:style-name="P2">In simple language, <text:span text:style-name="T57">all this means is that HTTP</text:span>, the HyperText Transfer Protocol that<text:line-break/>is the backbone of the Web, <text:span text:style-name="T57">is unable to retain a memory of the identity of each client </text:span>that connects to a Web site, and therefore treats each request for a Web page as a unique<text:line-break/>and independent connection, with no relationship whatsoever to the connections <text:soft-page-break/>that preceded<text:line-break/>it. This “stateless environment” works great so long as you’re aimlessly surfing the Web,<text:line-break/>but it can cause a serious headache for sites that actually depend on the data accumulated<text:line-break/>in previous requests. The most common example is that of an online shopping cart – in<text:line-break/>a stateless environment, it becomes difficult to keep track of all the items you’ve<text:line-break/>shortlisted for purchase as you jump from one catalog page to another.</text:p>
      <text:p text:style-name="P2">Obviously, then, what is required is a method that makes it possible to “maintain state”,<text:line-break/>allowing client connections to be tracked and connection-specific data to be maintained.<text:line-break/>And thus came about <text:span text:style-name="T58">cookies</text:span><text:span text:style-name="T57">, which allow Web sites to store client-specific information on the client system, and access the information whenever required.</text:span> <text:span text:style-name="T57">A cookie is simply a file, containing a series of variable-value pairs and linked to a domain. </text:span>When a client<text:line-break/>requests a particular domain, the values in the cookie file are read and imported into the<text:line-break/>server environment, where a developer can read, modify and use them for different purposes.<text:line-break/>A cookie is a convenient way to carry forward data from one client visit to the next.</text:p>
      <text:p text:style-name="P2">Another common approach is to use a <text:span text:style-name="T58">session</text:span><text:span text:style-name="T57"> to store connection-specific data; this session data is preserved on the server for the duration of the visit, and is destroyed on its conclusion. Sessions work by associating every session with a session ID (a unique identifier for the session) that is automatically generated by </text:span><text:soft-page-break/><text:span text:style-name="T57">PHP.</text:span> This session ID is<text:line-break/>stored in two places: on the client using a temporary cookie, and on the server in a<text:line-break/>flat file or a database. By using the session ID to put a name to every request received,<text:line-break/>a developer can identify which client initiated which request, and track and maintain<text:line-break/>client-specific information in session variables (variable-value pairs which remain alive<text:line-break/>for the duration of the session and which can store textual or numeric information).</text:p>
      <text:p text:style-name="P2">Sessions and cookies thus provide an elegant way to bypass the stateless nature of the HTTP<text:line-break/>protocol, and are used on many of today’s largest sites to track and maintain information<text:line-break/>for personal and commercial transactions. <text:span text:style-name="T57">Typically, you use a session to store values that are required over the course of a single visit, and a cookie to store more persistent data that is used over multiple visits.</text:span></text:p>
      <text:p text:style-name="P2">PHP has included support for cookies since PHP 3.0, and built-in session management since<text:line-break/>PHP 4.0. Both these features are enabled by default, so you don’t have to do anything<text:line-break/>special to activate them. Instead, scroll down and take a look at your first session.</text:p>
      <text:p text:style-name="P10"><text:bookmark text:name="Heading3"/></text:p>
      <text:h text:style-name="P13" text:outline-level="2">The First Session</text:h>
      <text:p text:style-name="P2"><text:span text:style-name="T57">One of the standard examples used to demonstrate how a session works is the hit counter<text:line-break/></text:span><text:soft-page-break/><text:span text:style-name="T57">application. This is a simple counter that initializes a variable the first time you visit<text:line-break/>a Web page, and increments it each time you reload the page. </text:span>The counter variable is stored<text:line-break/>in a session, which means that if you browse to another site and then return, the last<text:line-break/>saved value of the counter will be restored (so long as you didn’t destroy the session<text:line-break/>by shutting down the browser in the interim).</text:p>
      <text:p text:style-name="P2">Take a look at the code:</text:p>
      <text:p text:style-name="P9"><text:span text:style-name="Source_20_Text"><text:span text:style-name="T7"><text:line-break/>&lt;?php</text:span></text:span></text:p>
      <text:p text:style-name="P8"><text:span text:style-name="Source_20_Text"><text:span text:style-name="T9">// initialize a session<text:line-break/><text:line-break/></text:span></text:span><text:a xlink:type="simple" xlink:href="https://devzone.zend.com/manual/function.session-start.php" office:target-frame-name="_blank" xlink:show="new"><text:span text:style-name="Source_20_Text"><text:span text:style-name="T46">session_start</text:span></text:span></text:a><text:span text:style-name="Source_20_Text"><text:span text:style-name="T44">();</text:span></text:span></text:p>
      <text:p text:style-name="P8"><text:span text:style-name="Source_20_Text"><text:span text:style-name="T9">// increment a session counter<text:line-break/><text:line-break/></text:span></text:span><text:span text:style-name="Source_20_Text"><text:span text:style-name="T44">$_SESSION['counter']++;</text:span></text:span></text:p>
      <text:p text:style-name="P8"><text:span text:style-name="Source_20_Text"><text:span text:style-name="T9">// print value</text:span></text:span></text:p>
      <text:p text:style-name="P8"><text:span text:style-name="Source_20_Text"><text:span text:style-name="T44">echo "You have viewed this page " . $_SESSION['counter'] . " times";</text:span></text:span></text:p>
      <text:p text:style-name="P9"><text:span text:style-name="Source_20_Text"><text:span text:style-name="T7">?&gt;<text:line-break/><text:line-break/></text:span></text:span></text:p>
      <text:p text:style-name="P2">To see how this works, request the script above through your browser a few times. You will<text:line-break/>notice that the counter increases by 1 on each subsequent page load. If you open <text:soft-page-break/>up two<text:line-break/>browser windows and request the same page in each one, PHP will maintain and increment<text:line-break/>individual session counters for each browser instance. The session ID is used to identify<text:line-break/>which client made which request, and recreate the prior saved environment for each<text:line-break/>individual session. This also means that if you visit one (or more) other Web sites during<text:line-break/>the same session and then return to the script above without shutting down your browser<text:line-break/>in the interim, your previous session will be retrieved and recreated for you.</text:p>
      <text:p text:style-name="P9"><text:span text:style-name="T47">Every session in PHP begins with a call to the </text:span><text:span text:style-name="Source_20_Text"><text:span text:style-name="T45">session_start()</text:span></text:span><text:span text:style-name="T47"> function. This<text:line-break/>function checks to see whether a session already exists, and either restores it (if it does) or creates a new one (if it doesn’t). Session variables can then be registered by adding keys<text:line-break/>and values to the special </text:span><text:span text:style-name="Source_20_Text"><text:span text:style-name="T45">$_SESSION</text:span></text:span><text:span text:style-name="T47"> superglobal array, and can be accessed at<text:line-break/>any time during the session using standard array notation. In the example above, a key named<text:line-break/></text:span><text:span text:style-name="Source_20_Text"><text:span text:style-name="T45">counter</text:span></text:span><text:span text:style-name="T47"> has been added to the </text:span><text:span text:style-name="Source_20_Text"><text:span text:style-name="T45">$_SESSION</text:span></text:span><text:span text:style-name="T47"> array.</text:span><text:span text:style-name="T13"> The first time a<text:line-break/>session is created, this key will have the value 0. On every subsequent request for the page<text:line-break/>during the same session, the previous value of the counter will be retrieved and incremented by 1.</text:span></text:p>
      <text:p text:style-name="P9"><text:span text:style-name="T13">If the example above doesn’t work as advertised, check to make sure that the<text:line-break/></text:span><text:soft-page-break/><text:span text:style-name="Source_20_Text"><text:span text:style-name="T8">session.save_path</text:span></text:span><text:span text:style-name="T13"> variable in your php.ini file points to a valid temporary<text:line-break/>directory for your system. This value is hard-wired to </text:span><text:span text:style-name="T14">/tmp</text:span><text:span text:style-name="T13"><text:line-break/>by default, so if you’re trying the example on a Windows system, you will need to edit it to<text:line-break/></text:span><text:span text:style-name="T14">C:\Windows\temp</text:span><text:span text:style-name="T13"> (or your system’s temporary directory).</text:span></text:p>
      <text:p text:style-name="P10"><text:bookmark text:name="Heading4"/></text:p>
      <text:h text:style-name="P13" text:outline-level="2">Remember Me</text:h>
      <text:p text:style-name="P2"><text:span text:style-name="T57">Here’s another example, this one asking you to log in and then storing your login name and session start time as two session variables. This information is then used to display the total number of minutes the session has been active.</text:span></text:p>
      <text:p text:style-name="P9"><text:span text:style-name="Source_20_Text"><text:span text:style-name="T7"><text:line-break/>&lt;?php</text:span></text:span></text:p>
      <text:p text:style-name="P8"><text:span text:style-name="Source_20_Text"><text:span text:style-name="T9">// initialize a session<text:line-break/><text:line-break/></text:span></text:span><text:a xlink:type="simple" xlink:href="https://devzone.zend.com/manual/function.session-start.php" office:target-frame-name="_blank" xlink:show="new"><text:span text:style-name="Source_20_Text"><text:span text:style-name="T46">session_start</text:span></text:span></text:a><text:span text:style-name="Source_20_Text"><text:span text:style-name="T44">();</text:span></text:span><text:span text:style-name="Source_20_Text"><text:span text:style-name="T9"><text:line-break/><text:line-break/>?&gt;<text:line-break/><text:line-break/></text:span></text:span><text:span text:style-name="Source_20_Text"><text:span text:style-name="T10">&lt;html&gt;<text:line-break/><text:line-break/>&lt;head&gt;&lt;/head&gt;<text:line-break/><text:line-break/>&lt;body&gt;</text:span></text:span></text:p>
      <text:p text:style-name="P8"><text:span text:style-name="Source_20_Text"><text:span text:style-name="T9">&lt;?php<text:line-break/><text:line-break/></text:span></text:span><text:soft-page-break/><text:span text:style-name="Source_20_Text"><text:span text:style-name="T44">if (!isset($_SESSION['name']) &amp;&amp; !isset($_POST['name'])) {<text:line-break/><text:line-break/>    // if no data, print the form</text:span></text:span><text:span text:style-name="Source_20_Text"><text:span text:style-name="T9"><text:line-break/><text:line-break/>?&gt;<text:line-break/><text:line-break/></text:span></text:span><text:span text:style-name="Source_20_Text"><text:span text:style-name="T10">    &lt;form action="</text:span></text:span><text:span text:style-name="Source_20_Text"><text:span text:style-name="T9">&lt;?php echo $_SERVER['PHP_SELF']?&gt;</text:span></text:span><text:span text:style-name="Source_20_Text"><text:span text:style-name="T10">" method="post"&gt;</text:span></text:span></text:p>
      <text:p text:style-name="P8"><text:span text:style-name="Source_20_Text"><text:span text:style-name="T15">        </text:span></text:span><text:span text:style-name="Source_20_Text"><text:span text:style-name="T10">&lt;input type="text" name="name"&gt;<text:line-break/><text:line-break/>        &lt;input type="submit" name="submit" value="Enter your name"&gt;<text:line-break/><text:line-break/>    &lt;/form&gt;<text:line-break/><text:line-break/></text:span></text:span><text:span text:style-name="Source_20_Text"><text:span text:style-name="T9">&lt;?php<text:line-break/><text:line-break/>}<text:line-break/><text:line-break/></text:span></text:span><text:span text:style-name="Source_20_Text"><text:span text:style-name="T44">else if (!isset($_SESSION['name']) &amp;&amp; isset($_POST['name'])) {</text:span></text:span></text:p>
      <text:p text:style-name="P8"><text:span text:style-name="Source_20_Text"><text:span text:style-name="T48">    </text:span></text:span><text:span text:style-name="Source_20_Text"><text:span text:style-name="T44">// if a session does not exist but the form has been submitted</text:span></text:span><text:span text:style-name="Source_20_Text"><text:span text:style-name="T9"><text:line-break/><text:line-break/>    // check to see if the form has all required values<text:line-break/><text:line-break/>    </text:span></text:span><text:span text:style-name="Source_20_Text"><text:span text:style-name="T44">// create a new session<text:line-break/><text:line-break/>    if (!empty($_POST['name'])) {<text:line-break/></text:span></text:span><text:soft-page-break/><text:span text:style-name="Source_20_Text"><text:span text:style-name="T44"><text:line-break/>        $_SESSION['name'] = $_POST['name'];<text:line-break/><text:line-break/>        $_SESSION['start'] = </text:span></text:span><text:a xlink:type="simple" xlink:href="https://devzone.zend.com/manual/function.time.php" office:target-frame-name="_blank" xlink:show="new"><text:span text:style-name="Source_20_Text"><text:span text:style-name="T46">time</text:span></text:span></text:a><text:span text:style-name="Source_20_Text"><text:span text:style-name="T44">();</text:span></text:span></text:p>
      <text:p text:style-name="P8"><text:span text:style-name="Source_20_Text"><text:span text:style-name="T15">        </text:span></text:span><text:span text:style-name="Source_20_Text"><text:span text:style-name="T10">echo </text:span></text:span><text:span text:style-name="Source_20_Text"><text:span text:style-name="T9">"Welcome, " . $_POST['name'] . ". A new session has been activated for you. Click &lt;a href=" . $_SERVER['PHP_SELF'] . "&gt;here&lt;/a&gt; to refresh the page.";</text:span></text:span></text:p>
      <text:p text:style-name="P8"><text:span text:style-name="Source_20_Text"><text:span text:style-name="T15">    </text:span></text:span><text:span text:style-name="Source_20_Text"><text:span text:style-name="T10">}<text:line-break/><text:line-break/>    else {<text:line-break/><text:line-break/>        echo </text:span></text:span><text:span text:style-name="Source_20_Text"><text:span text:style-name="T9">"ERROR: Please enter your name!";<text:line-break/><text:line-break/>    }<text:line-break/><text:line-break/>}<text:line-break/><text:line-break/></text:span></text:span><text:span text:style-name="Source_20_Text"><text:span text:style-name="T44">else if (isset($_SESSION['name'])) {<text:line-break/><text:line-break/>    // if a previous session exists<text:line-break/><text:line-break/>    // calculate elapsed time since session start and now<text:line-break/></text:span></text:span><text:span text:style-name="Source_20_Text"><text:span text:style-name="T9"><text:line-break/>    echo "Welcome back, " . $_SESSION['name'] . ". This session was activated " </text:span></text:span><text:span text:style-name="Source_20_Text"><text:span text:style-name="T44">. </text:span></text:span><text:a xlink:type="simple" xlink:href="https://devzone.zend.com/manual/function.round.php" office:target-frame-name="_blank" xlink:show="new"><text:span text:style-name="Source_20_Text"><text:span text:style-name="T46">round</text:span></text:span></text:a><text:span text:style-name="Source_20_Text"><text:span text:style-name="T44">((</text:span></text:span><text:a xlink:type="simple" xlink:href="https://devzone.zend.com/manual/function.time.php" office:target-frame-name="_blank" xlink:show="new"><text:span text:style-name="Source_20_Text"><text:span text:style-name="T46">time</text:span></text:span></text:a><text:span text:style-name="Source_20_Text"><text:span text:style-name="T44">() - $_SESSION['start']) / 60) .</text:span></text:span><text:span text:style-name="Source_20_Text"><text:span text:style-name="T9"> " minute(s) ago. Click &lt;a href=" . $_SERVER['PHP_SELF'] . "&gt;here&lt;/a&gt; to refresh the page.";</text:span></text:span></text:p>
      <text:p text:style-name="P9"><text:soft-page-break/><text:span text:style-name="Source_20_Text"><text:span text:style-name="T8">}<text:line-break/><text:line-break/></text:span></text:span><text:span text:style-name="Source_20_Text"><text:span text:style-name="T7">?&gt;<text:line-break/><text:line-break/></text:span></text:span><text:span text:style-name="Source_20_Text"><text:span text:style-name="T8">&lt;/body&gt;<text:line-break/><text:line-break/>&lt;/html&gt;</text:span></text:span></text:p>
      <text:p text:style-name="P9"><text:span text:style-name="T13">In this example, the presence or absence of a session variable is used to decide which<text:line-break/>of the three possible screens to display. </text:span><text:span text:style-name="T47">The session start time is also recorded in<text:line-break/></text:span><text:span text:style-name="Source_20_Text"><text:span text:style-name="T45">$_SESSION['start']</text:span></text:span><text:span text:style-name="T47"> with the </text:span><text:span text:style-name="Source_20_Text"><text:span text:style-name="T45">time()</text:span></text:span><text:span text:style-name="T47"> function, which returns<text:line-break/>the total number of seconds between January 1 1970 and the current time.</text:span><text:span text:style-name="T13"> At a later<text:line-break/>stage, the value stored in </text:span><text:span text:style-name="Source_20_Text"><text:span text:style-name="T8">$_SESSION['start']</text:span></text:span><text:span text:style-name="T13"> is compared with the most<text:line-break/>current value of </text:span><text:span text:style-name="Source_20_Text"><text:span text:style-name="T8">time()</text:span></text:span><text:span text:style-name="T13"> to calculate and display an (approximate)<text:line-break/>display of elapsed time.</text:span></text:p>
      <text:p text:style-name="P9"><text:span text:style-name="T47">It’s important to note that the call to </text:span><text:span text:style-name="Source_20_Text"><text:span text:style-name="T45">session_start()</text:span></text:span><text:span text:style-name="T47"> must appear first,<text:line-break/>before any output is generated by the script</text:span><text:span text:style-name="T13"> (assuming you’re not using PHP’s output<text:line-break/>buffering feature, which you can read about at<text:line-break/></text:span><text:a xlink:type="simple" xlink:href="http://www.php.net/manual/en/ref.outcontrol.php" office:target-frame-name="_blank" xlink:show="new"><text:span text:style-name="T12">http://www.php.net/manual/en/ref.outcontrol.php</text:span></text:a><text:span text:style-name="T13">). This is because the PHP<text:line-break/>session handler internally uses in-memory cookies to store session data, and the </text:span><text:soft-page-break/><text:span text:style-name="T13">cookie<text:line-break/>creation headers must be transmitted to the client browser before any output. If you ever<text:line-break/>see an error like this in one of your session-enabled pages:</text:span></text:p>
      <text:section text:style-name="Sect1" text:name="crayon-57ba67a3e7373699174889">
        <table:table table:name="Table1" table:style-name="Table1">
          <table:table-column table:style-name="Table1.A"/>
          <table:table-column table:style-name="Table1.B"/>
          <table:table-row>
            <table:table-cell table:style-name="Table1.A1" office:value-type="string">
              <text:p text:style-name="P14">1</text:p>
            </table:table-cell>
            <table:table-cell table:style-name="Table1.B1" office:value-type="string">
              <text:section text:style-name="Sect2" text:name="crayon-57ba67a3e7373699174889-1">
                <text:p text:style-name="P17"><text:span text:style-name="T3">Warning:</text:span> <text:span text:style-name="T3">Cannot send session cache limiter</text:span> <text:span text:style-name="T3">-</text:span> <text:span text:style-name="T3">headers already sent</text:span> <text:span text:style-name="T3">(output started at</text:span> <text:span text:style-name="T3">...)</text:span></text:p>
              </text:section>
            </table:table-cell>
          </table:table-row>
        </table:table>
      </text:section>
      <text:p text:style-name="P9"><text:span text:style-name="T13">it’s usually because somewhere, somehow, some output has found its way to the browser before<text:line-break/></text:span><text:span text:style-name="Source_20_Text"><text:span text:style-name="T8">session_start()</text:span></text:span><text:span text:style-name="T13"> was called. Even a carriage return or a blank space outside the<text:line-break/>PHP tags surrounding </text:span><text:span text:style-name="Source_20_Text"><text:span text:style-name="T8">session_start()</text:span></text:span><text:span text:style-name="T13"> can cause this error, so watch out for them.</text:span></text:p>
      <text:p text:style-name="P9"><text:span text:style-name="T47">As noted previously, every session has a unique session ID, which PHP uses to keep track of<text:line-break/>different clients. This session ID is a long alphanumeric string, which is automatically<text:line-break/>passed by PHP from page to page so that the continuity of the session is maintained.</text:span><text:span text:style-name="T13"> To see<text:line-break/>what it looks like, use the </text:span><text:span text:style-name="Source_20_Text"><text:span text:style-name="T8">session_id()</text:span></text:span><text:span text:style-name="T13"> function, as in this simple example:</text:span></text:p>
      <text:p text:style-name="P9"><text:span text:style-name="Source_20_Text"><text:span text:style-name="T7"><text:line-break/>&lt;?php</text:span></text:span></text:p>
      <text:p text:style-name="P8"><text:span text:style-name="Source_20_Text"><text:span text:style-name="T9">// initialize a session<text:line-break/><text:line-break/></text:span></text:span><text:a xlink:type="simple" xlink:href="https://devzone.zend.com/manual/function.session-start.php" office:target-frame-name="_blank" xlink:show="new"><text:span text:style-name="Source_20_Text"><text:span text:style-name="T11">session_start</text:span></text:span></text:a><text:span text:style-name="Source_20_Text"><text:span text:style-name="T9">();</text:span></text:span></text:p>
      <text:p text:style-name="P8"><text:span text:style-name="Source_20_Text"><text:span text:style-name="T9">// print session ID<text:line-break/><text:line-break/></text:span></text:span><text:soft-page-break/><text:span text:style-name="Source_20_Text"><text:span text:style-name="T9">echo "I'm tracking you with session ID " . </text:span></text:span><text:a xlink:type="simple" xlink:href="https://devzone.zend.com/manual/function.session-id.php" office:target-frame-name="_blank" xlink:show="new"><text:span text:style-name="Source_20_Text"><text:span text:style-name="T46">session_id</text:span></text:span></text:a><text:span text:style-name="Source_20_Text"><text:span text:style-name="T44">()</text:span></text:span><text:span text:style-name="Source_20_Text"><text:span text:style-name="T9">;</text:span></text:span></text:p>
      <text:p text:style-name="P9"><text:span text:style-name="Source_20_Text"><text:span text:style-name="T7">?&gt;</text:span></text:span></text:p>
      <text:p text:style-name="P9"><text:span text:style-name="T47">When the user shuts down the client browser and destroys the session, the </text:span><text:span text:style-name="Source_20_Text"><text:span text:style-name="T45">$_SESSION</text:span></text:span><text:span text:style-name="T47"><text:line-break/>array will be flushed of all session variables. You can also explicitly destroy a session – for<text:line-break/>example, when a user logs out – by calling the </text:span><text:span text:style-name="Source_20_Text"><text:span text:style-name="T45">session_destroy()</text:span></text:span><text:span text:style-name="T47"> function</text:span><text:span text:style-name="T13">, as in<text:line-break/>the following example:</text:span></text:p>
      <text:p text:style-name="P8"><text:span text:style-name="Source_20_Text"><text:span text:style-name="T9">&lt;?php</text:span></text:span></text:p>
      <text:p text:style-name="P8"><text:span text:style-name="Source_20_Text"><text:span text:style-name="T9">// initialize a session<text:line-break/><text:line-break/></text:span></text:span><text:a xlink:type="simple" xlink:href="https://devzone.zend.com/manual/function.session-start.php" office:target-frame-name="_blank" xlink:show="new"><text:span text:style-name="Source_20_Text"><text:span text:style-name="T11">session_start</text:span></text:span></text:a><text:span text:style-name="Source_20_Text"><text:span text:style-name="T9">();</text:span></text:span></text:p>
      <text:p text:style-name="P8"><text:span text:style-name="Source_20_Text"><text:span text:style-name="T9">// then destroy it<text:line-break/><text:line-break/></text:span></text:span><text:a xlink:type="simple" xlink:href="https://devzone.zend.com/manual/function.session-destroy.php" office:target-frame-name="_blank" xlink:show="new"><text:span text:style-name="Source_20_Text"><text:span text:style-name="T11">session_destroy</text:span></text:span></text:a><text:span text:style-name="Source_20_Text"><text:span text:style-name="T9">();</text:span></text:span></text:p>
      <text:p text:style-name="P9"><text:span text:style-name="Source_20_Text"><text:span text:style-name="T7">?&gt;</text:span></text:span></text:p>
      <text:p text:style-name="P2">In case you were wondering if you read that right – yes, before you can call</text:p>
      <text:p text:style-name="P9"><text:span text:style-name="Source_20_Text"><text:span text:style-name="T8">session_destroy()</text:span></text:span><text:span text:style-name="T13"> to destroy a session, you must first call<text:line-break/></text:span><text:span text:style-name="Source_20_Text"><text:span text:style-name="T8">session_start()</text:span></text:span><text:span text:style-name="T13"> to recreate it.</text:span></text:p>
      <text:p text:style-name="P9"><text:span text:style-name="T47">Remember that </text:span><text:span text:style-name="Source_20_Text"><text:span text:style-name="T45">$_SESSION</text:span></text:span><text:span text:style-name="T47"> is a superglobal, so you can use it inside<text:line-break/>and outside functions without needing to declare it as global first. </text:span><text:span text:style-name="T13">The following<text:line-break/>simple example illustrates this:</text:span></text:p>
      <text:p text:style-name="P9"><text:span text:style-name="Source_20_Text"><text:span text:style-name="T7"><text:line-break/>&lt;?php</text:span></text:span></text:p>
      <text:p text:style-name="P8"><text:soft-page-break/><text:span text:style-name="Source_20_Text"><text:span text:style-name="T9">// initialize a session<text:line-break/><text:line-break/></text:span></text:span><text:a xlink:type="simple" xlink:href="https://devzone.zend.com/manual/function.session-start.php" office:target-frame-name="_blank" xlink:show="new"><text:span text:style-name="Source_20_Text"><text:span text:style-name="T11">session_start</text:span></text:span></text:a><text:span text:style-name="Source_20_Text"><text:span text:style-name="T9">();</text:span></text:span></text:p>
      <text:p text:style-name="P8"><text:span text:style-name="Source_20_Text"><text:span text:style-name="T9">// this function checks the value of a session variable<text:line-break/><text:line-break/>// and returns true or false<text:line-break/><text:line-break/>function isAdmin() {<text:line-break/><text:line-break/>    if ($_SESSION['name'] == 'admin') {<text:line-break/><text:line-break/>        return true;</text:span></text:span></text:p>
      <text:p text:style-name="P8"><text:span text:style-name="Source_20_Text"><text:span text:style-name="T15">    </text:span></text:span><text:span text:style-name="Source_20_Text"><text:span text:style-name="T10">}<text:line-break/><text:line-break/>    else {<text:line-break/><text:line-break/>        return </text:span></text:span><text:span text:style-name="Source_20_Text"><text:span text:style-name="T9">false;<text:line-break/><text:line-break/>    }<text:line-break/><text:line-break/>}</text:span></text:span></text:p>
      <text:p text:style-name="P8"><text:span text:style-name="Source_20_Text"><text:span text:style-name="T9">// set a value for $_SESSION['name']<text:line-break/><text:line-break/>$_SESSION['name'] = "guessme";<text:line-break/><text:line-break/>// call a function which uses a session variable<text:line-break/></text:span></text:span><text:soft-page-break/><text:span text:style-name="Source_20_Text"><text:span text:style-name="T9"><text:line-break/>// returns false here</text:span></text:span></text:p>
      <text:p text:style-name="P8"><text:span text:style-name="Source_20_Text"><text:span text:style-name="T9">echo isAdmin()."&lt;br /&gt;";</text:span></text:span></text:p>
      <text:p text:style-name="P8"><text:span text:style-name="Source_20_Text"><text:span text:style-name="T9">// set a new value for $_SESSION['name']<text:line-break/><text:line-break/>$_SESSION['name'] = "admin";<text:line-break/><text:line-break/>// call a function which uses a session variable<text:line-break/><text:line-break/>// returns true here</text:span></text:span></text:p>
      <text:p text:style-name="P8"><text:span text:style-name="Source_20_Text"><text:span text:style-name="T9">echo isAdmin()."&lt;br /&gt;";</text:span></text:span></text:p>
      <text:p text:style-name="P9"><text:span text:style-name="Source_20_Text"><text:span text:style-name="T7">?&gt;<text:line-break/><text:line-break/></text:span></text:span></text:p>
      <text:p text:style-name="P8"><text:span text:style-name="T13">You can read more about sessions and session handling functions at<text:line-break/></text:span><text:a xlink:type="simple" xlink:href="http://www.php.net/manual/en/ref.session.php" office:target-frame-name="_blank" xlink:show="new"><text:span text:style-name="T12">http://www.php.net/manual/en/ref.session.php</text:span></text:a><text:span text:style-name="T13">.</text:span></text:p>
      <text:p text:style-name="P10"><text:bookmark text:name="Heading5"/></text:p>
      <text:h text:style-name="P13" text:outline-level="2">Rules Of The Game</text:h>
      <text:p text:style-name="P5">A session works by using an in-memory cookie, which explains why it’s only active<text:line-break/>while the browser instance that created it is active; once the browser instance is<text:line-break/>terminated, the memory allocated to that instance is flushed and returned to the<text:line-break/>system, destroying the session cookie in the process. If you want longer-lasting<text:line-break/>cookies, you can use PHP’s built-in cookie functions to write data to the user’s<text:line-break/>disk as a cookie file, and read this data back as and when needed.</text:p>
      <text:p text:style-name="P5">Before you start using cookies, there are a few things you should be aware of:</text:p>
      <text:list xml:id="list3868423729063315796" text:style-name="L1">
        <text:list-item>
          <text:p text:style-name="P3">Since cookies are used to record information about your activities on a <text:soft-page-break/>particular<text:line-break/>domain, they can only be read by the domain that created them</text:p>
        </text:list-item>
        <text:list-item>
          <text:p text:style-name="P3">A single domain cannot set more than twenty cookies, and each cookie is limited<text:line-break/>to a maximum size of 4 KB</text:p>
        </text:list-item>
        <text:list-item>
          <text:p text:style-name="P6">A cookie usually possesses six attributes, of which only the first is mandatory.<text:line-break/>Here they are:</text:p>
          <text:list>
            <text:list-item>
              <text:p text:style-name="P7"><text:span text:style-name="T4">name:</text:span> the name of the cookie</text:p>
            </text:list-item>
            <text:list-item>
              <text:p text:style-name="P7"><text:span text:style-name="T4">value:</text:span> the value of the cookie</text:p>
            </text:list-item>
            <text:list-item>
              <text:p text:style-name="P7"><text:span text:style-name="T4">expires:</text:span> the date and time at which the cookie expires</text:p>
            </text:list-item>
            <text:list-item>
              <text:p text:style-name="P7"><text:span text:style-name="T4">path:</text:span> the top-level directory on the domain from which cookie data can be accessed</text:p>
            </text:list-item>
            <text:list-item>
              <text:p text:style-name="P7"><text:span text:style-name="T4">domain:</text:span> the domain for which the cookie is valid</text:p>
            </text:list-item>
            <text:list-item>
              <text:p text:style-name="P7"><text:span text:style-name="T4">secure:</text:span> a Boolean flag indicating whether the cookie should be transmitted only<text:line-break/>over a secure HTTP connection</text:p>
            </text:list-item>
          </text:list>
        </text:list-item>
      </text:list>
      <text:p text:style-name="P8"><text:span text:style-name="T13">More information on cookies can be obtained from Netscape, the people who originally invented<text:line-break/>them. Visit </text:span><text:a xlink:type="simple" xlink:href="http://www.netscape.com/newsref/std/cookie_spec.html" office:target-frame-name="_blank" xlink:show="new"><text:span text:style-name="T12">http://www.netscape.com/newsref/std/cookie_spec.html</text:span></text:a><text:span text:style-name="T13"> for the Netscape cookie<text:line-break/>specification.</text:span></text:p>
      <text:p text:style-name="P2"><text:span text:style-name="T57">It’s important to remember that, since cookies are stored on the user’s hard drive, you as<text:line-break/>the developer have very little control over them. If a user decides to turn off cookie<text:line-break/>support in his or her browser, your cookies will simply not be saved. Therefore, avoid<text:line-break/>writing code that depends heavily on cookies</text:span>; and have a backup plan ready in case cookie<text:line-break/><text:soft-page-break/>data cannot be retrieved from the client.</text:p>
      <text:p text:style-name="P2">With that caveat out of the way, let’s look at some simple cookie-handling code in PHP.</text:p>
      <text:p text:style-name="P10"><text:bookmark text:name="Heading6"/></text:p>
      <text:h text:style-name="P13" text:outline-level="2">Meeting Old Friends</text:h>
      <text:p text:style-name="P9"><text:span text:style-name="T47">PHP offers a single function for cookie manipulation: </text:span><text:span text:style-name="Source_20_Text"><text:span text:style-name="T45">setcookie()</text:span></text:span><text:span text:style-name="T47">. This<text:line-break/>function allows you to read and write cookie files</text:span><text:span text:style-name="T13">, as demonstrated in the following example:</text:span></text:p>
      <text:p text:style-name="P9"><text:span text:style-name="Source_20_Text"><text:span text:style-name="T7"><text:line-break/>&lt;?php</text:span></text:span></text:p>
      <text:p text:style-name="P8"><text:span text:style-name="Source_20_Text"><text:span text:style-name="T9">if (!isset($_COOKIE['visited'])) {<text:line-break/><text:line-break/>    // if a cookie does not exist<text:line-break/><text:line-break/>    // set it<text:line-break/><text:line-break/>    </text:span></text:span><text:a xlink:type="simple" xlink:href="https://devzone.zend.com/manual/function.setcookie.php" office:target-frame-name="_blank" xlink:show="new"><text:span text:style-name="Source_20_Text"><text:span text:style-name="T46">setcookie</text:span></text:span></text:a><text:span text:style-name="Source_20_Text"><text:span text:style-name="T44">("visited", "1", </text:span></text:span><text:a xlink:type="simple" xlink:href="https://devzone.zend.com/manual/function.mktime.php" office:target-frame-name="_blank" xlink:show="new"><text:span text:style-name="Source_20_Text"><text:span text:style-name="T46">mktime</text:span></text:span></text:a><text:span text:style-name="Source_20_Text"><text:span text:style-name="T44">()+86400, "/") </text:span></text:span><text:span text:style-name="Source_20_Text"><text:span text:style-name="T9">or die("Could not set cookie");</text:span></text:span></text:p>
      <text:p text:style-name="P8"><text:span text:style-name="Source_20_Text"><text:span text:style-name="T15">    </text:span></text:span><text:span text:style-name="Source_20_Text"><text:span text:style-name="T10">echo </text:span></text:span><text:span text:style-name="Source_20_Text"><text:span text:style-name="T9">"This is your first visit here today.";<text:line-break/><text:line-break/>}<text:line-break/><text:line-break/>else {<text:line-break/><text:line-break/>    // if a cookie already exists<text:line-break/><text:line-break/>    echo "Nice to see you again, old friend!";<text:line-break/></text:span></text:span><text:soft-page-break/><text:span text:style-name="Source_20_Text"><text:span text:style-name="T9"><text:line-break/>}</text:span></text:span></text:p>
      <text:p text:style-name="P9"><text:span text:style-name="Source_20_Text"><text:span text:style-name="T7">?&gt;</text:span></text:span></text:p>
      <text:p text:style-name="P2">To see how this works, request the page above through your browser a couple of times. The<text:line-break/>first time around, because no cookie has yet been set, the first message will be displayed.<text:line-break/>On all subsequent attempts, because the cookie has already been set, the client will be<text:line-break/>recognized and the second message will be displayed. Note that this works even if you<text:line-break/>terminate the browser instance, restart it and visit the page again – a marked difference<text:line-break/>from what happened in the session examples you saw earlier.</text:p>
      <text:p text:style-name="P9"><text:span text:style-name="T47">The </text:span><text:span text:style-name="Source_20_Text"><text:span text:style-name="T45">setcookie()</text:span></text:span><text:span text:style-name="T47"> function accepts six arguments: the name of the cookie, its<text:line-break/>value, its expiry date, the domain, the path for which it is valid, and a Boolean value<text:line-break/>indicating its security state.</text:span><text:span text:style-name="T13"> As noted previously, </text:span><text:span text:style-name="T47">only the name and value are mandatory,</text:span><text:span text:style-name="T13"><text:line-break/></text:span><text:span text:style-name="T47">although the example above specifies both a top-level directory and an expiry date for<text:line-break/>the cookie (1 day) with the </text:span><text:span text:style-name="Source_20_Text"><text:span text:style-name="T45">mktime()</text:span></text:span><text:span text:style-name="T47"> function, which works like the<text:line-break/></text:span><text:span text:style-name="Source_20_Text"><text:span text:style-name="T45">time()</text:span></text:span><text:span text:style-name="T47"> function described previously.</text:span></text:p>
      <text:p text:style-name="P9"><text:span text:style-name="T47">Cookie values are automatically sent to PHP from the client, and converted to key-value<text:line-break/></text:span><text:soft-page-break/><text:span text:style-name="T47">pairs in the </text:span><text:span text:style-name="Source_20_Text"><text:span text:style-name="T45">$_COOKIE</text:span></text:span><text:span text:style-name="T47"> variable, a superglobal array similar to</text:span></text:p>
      <text:p text:style-name="P9"><text:span text:style-name="Source_20_Text"><text:span text:style-name="T45">$_SESSION</text:span></text:span><text:span text:style-name="T47">. </text:span><text:span text:style-name="T13">Values can then be retrieved using standard associative array<text:line-break/>notation, as in the example above. Note that, as with sessions, calls to<text:line-break/></text:span><text:span text:style-name="Source_20_Text"><text:span text:style-name="T8">setcookie()</text:span></text:span><text:span text:style-name="T13"> must take place before any output is generated by the script,<text:line-break/>or else you’ll see an error like this:</text:span></text:p>
      <text:section text:style-name="Sect1" text:name="crayon-57ba67a3e7388373506881">
        <table:table table:name="Table2" table:style-name="Table2">
          <table:table-column table:style-name="Table2.A"/>
          <table:table-column table:style-name="Table2.B"/>
          <table:table-row>
            <table:table-cell table:style-name="Table2.A1" office:value-type="string">
              <text:p text:style-name="P14">1</text:p>
            </table:table-cell>
            <table:table-cell table:style-name="Table2.B1" office:value-type="string">
              <text:section text:style-name="Sect2" text:name="crayon-57ba67a3e7388373506881-1">
                <text:p text:style-name="P17"><text:span text:style-name="T3">Warning:</text:span> <text:span text:style-name="T3">Cannot add header information</text:span> <text:span text:style-name="T3">-</text:span> <text:span text:style-name="T3">headers already sent by</text:span> <text:span text:style-name="T3">(output started at</text:span> <text:span text:style-name="T3">...</text:span> <text:span text:style-name="T3">)</text:span></text:p>
              </text:section>
            </table:table-cell>
          </table:table-row>
        </table:table>
      </text:section>
      <text:p text:style-name="P4"><text:bookmark text:name="Heading7"/></text:p>
      <text:h text:style-name="P13" text:outline-level="2">Form And Function</text:h>
      <text:p text:style-name="P2">Here’s another, slightly more complex example:</text:p>
      <text:p text:style-name="P9"><text:span text:style-name="Source_20_Text"><text:span text:style-name="T7"><text:line-break/>&lt;?php</text:span></text:span></text:p>
      <text:p text:style-name="P8"><text:span text:style-name="Source_20_Text"><text:span text:style-name="T9">if (!isset($_POST['email'])) {<text:line-break/><text:line-break/>    // if form has not been submitted<text:line-break/><text:line-break/>    // display form<text:line-break/><text:line-break/>    // if cookie already exists, pre-fill form field with cookie value<text:line-break/><text:line-break/>?&gt;<text:line-break/><text:line-break/></text:span></text:span><text:span text:style-name="Source_20_Text"><text:span text:style-name="T10">    &lt;html&gt;<text:line-break/><text:line-break/>    &lt;head&gt;&lt;/head&gt;</text:span></text:span></text:p>
      <text:p text:style-name="P8"><text:soft-page-break/><text:span text:style-name="Source_20_Text"><text:span text:style-name="T15">    </text:span></text:span><text:span text:style-name="Source_20_Text"><text:span text:style-name="T10">&lt;body&gt;<text:line-break/><text:line-break/>    <text:line-break/><text:line-break/>    &lt;form action="</text:span></text:span><text:span text:style-name="Source_20_Text"><text:span text:style-name="T9">&lt;?php echo $_SERVER['PHP_SELF']?&gt;</text:span></text:span><text:span text:style-name="Source_20_Text"><text:span text:style-name="T10">" method="post"&gt;<text:line-break/><text:line-break/>        Enter your email address: &lt;input type="text" name="email" value="</text:span></text:span><text:span text:style-name="Source_20_Text"><text:span text:style-name="T9">&lt;?php echo $_COOKIE['email']; ?&gt;</text:span></text:span><text:span text:style-name="Source_20_Text"><text:span text:style-name="T10">"&gt;</text:span></text:span></text:p>
      <text:p text:style-name="P8"><text:span text:style-name="Source_20_Text"><text:span text:style-name="T15">        </text:span></text:span><text:span text:style-name="Source_20_Text"><text:span text:style-name="T10">&lt;input type="submit" name="submit"&gt;<text:line-break/><text:line-break/>        </text:span></text:span><text:span text:style-name="Source_20_Text"><text:span text:style-name="T9">&lt;?php<text:line-break/><text:line-break/>        // also calculate the time since the last submission<text:line-break/><text:line-break/>        if ($_COOKIE['lastsave']) {<text:line-break/><text:line-break/>            $days = </text:span></text:span><text:a xlink:type="simple" xlink:href="https://devzone.zend.com/manual/function.round.php" office:target-frame-name="_blank" xlink:show="new"><text:span text:style-name="Source_20_Text"><text:span text:style-name="T11">round</text:span></text:span></text:a><text:span text:style-name="Source_20_Text"><text:span text:style-name="T9">((</text:span></text:span><text:a xlink:type="simple" xlink:href="https://devzone.zend.com/manual/function.time.php" office:target-frame-name="_blank" xlink:show="new"><text:span text:style-name="Source_20_Text"><text:span text:style-name="T11">time</text:span></text:span></text:a><text:span text:style-name="Source_20_Text"><text:span text:style-name="T9">() - $_COOKIE['lastsave']) / 86400);</text:span></text:span></text:p>
      <text:p text:style-name="P8"><text:span text:style-name="Source_20_Text"><text:span text:style-name="T15">            </text:span></text:span><text:span text:style-name="Source_20_Text"><text:span text:style-name="T10">echo </text:span></text:span><text:span text:style-name="Source_20_Text"><text:span text:style-name="T9">"&lt;br /&gt; $days day(s) since last submission";<text:line-break/><text:line-break/>        }<text:line-break/><text:line-break/>        ?&gt;<text:line-break/><text:line-break/></text:span></text:span><text:span text:style-name="Source_20_Text"><text:span text:style-name="T10">    &lt;/form&gt;<text:line-break/></text:span></text:span><text:soft-page-break/><text:span text:style-name="Source_20_Text"><text:span text:style-name="T10"><text:line-break/>    <text:line-break/><text:line-break/>    &lt;/body&gt;<text:line-break/><text:line-break/>    &lt;/html&gt;<text:line-break/><text:line-break/></text:span></text:span><text:span text:style-name="Source_20_Text"><text:span text:style-name="T9">&lt;?php</text:span></text:span></text:p>
      <text:p text:style-name="P8"><text:span text:style-name="Source_20_Text"><text:span text:style-name="T9">}<text:line-break/><text:line-break/>else {<text:line-break/><text:line-break/>    // if form has been submitted<text:line-break/><text:line-break/>    // set cookies with form value and timestamp<text:line-break/><text:line-break/>    // both cookies expire after 30 days<text:line-break/><text:line-break/>    if (!empty($_POST['email'])) {<text:line-break/><text:line-break/>        </text:span></text:span><text:a xlink:type="simple" xlink:href="https://devzone.zend.com/manual/function.setcookie.php" office:target-frame-name="_blank" xlink:show="new"><text:span text:style-name="Source_20_Text"><text:span text:style-name="T11">setcookie</text:span></text:span></text:a><text:span text:style-name="Source_20_Text"><text:span text:style-name="T9">("email", $_POST['email'], </text:span></text:span><text:a xlink:type="simple" xlink:href="https://devzone.zend.com/manual/function.mktime.php" office:target-frame-name="_blank" xlink:show="new"><text:span text:style-name="Source_20_Text"><text:span text:style-name="T11">mktime</text:span></text:span></text:a><text:span text:style-name="Source_20_Text"><text:span text:style-name="T9">()+(86400*30), "/");</text:span></text:span></text:p>
      <text:p text:style-name="P8"><text:span text:style-name="Source_20_Text"><text:span text:style-name="T15">        </text:span></text:span><text:a xlink:type="simple" xlink:href="https://devzone.zend.com/manual/function.setcookie.php" office:target-frame-name="_blank" xlink:show="new"><text:span text:style-name="Source_20_Text"><text:span text:style-name="T11">setcookie</text:span></text:span></text:a><text:span text:style-name="Source_20_Text"><text:span text:style-name="T9">("lastsave", </text:span></text:span><text:a xlink:type="simple" xlink:href="https://devzone.zend.com/manual/function.time.php" office:target-frame-name="_blank" xlink:show="new"><text:span text:style-name="Source_20_Text"><text:span text:style-name="T11">time</text:span></text:span></text:a><text:span text:style-name="Source_20_Text"><text:span text:style-name="T9">(), </text:span></text:span><text:a xlink:type="simple" xlink:href="https://devzone.zend.com/manual/function.mktime.php" office:target-frame-name="_blank" xlink:show="new"><text:span text:style-name="Source_20_Text"><text:span text:style-name="T11">mktime</text:span></text:span></text:a><text:span text:style-name="Source_20_Text"><text:span text:style-name="T9">()+(86400*30), "/");<text:line-break/><text:line-break/>        echo "Your email address has been recorded.";</text:span></text:span></text:p>
      <text:p text:style-name="P9"><text:span text:style-name="Source_20_Text"><text:span text:style-name="T16">    </text:span></text:span><text:span text:style-name="Source_20_Text"><text:span text:style-name="T8">}<text:line-break/></text:span></text:span><text:soft-page-break/><text:span text:style-name="Source_20_Text"><text:span text:style-name="T8"><text:line-break/>    else {<text:line-break/><text:line-break/>        echo </text:span></text:span><text:span text:style-name="Source_20_Text"><text:span text:style-name="T7">"ERROR: Please enter your email address!";<text:line-break/><text:line-break/>    }<text:line-break/><text:line-break/>}<text:line-break/><text:line-break/>?&gt;<text:line-break/><text:line-break/></text:span></text:span><text:span text:style-name="Source_20_Text"><text:span text:style-name="T8">&lt;/body&gt;<text:line-break/><text:line-break/>&lt;/html&gt;</text:span></text:span></text:p>
      <text:p text:style-name="P2"><text:span text:style-name="T57">In this case, the value entered into the form is stored as a cookie called email, and<text:line-break/>automatically retrieved to pre-fill the form field on all subsequent requests. This<text:line-break/>technique is frequently used by Web sites that require the user to enter a login name<text:line-break/>and password; by automatically pre-filling the username field in the login box</text:span> with the<text:line-break/>value used in the last successful attempt, they save the user a few keystrokes.</text:p>
      <text:p text:style-name="P9"><text:span text:style-name="T13">This example also demonstrates how you can set more than one cookie for a domain, by<text:line-break/></text:span><text:soft-page-break/><text:span text:style-name="T13">calling </text:span><text:span text:style-name="Source_20_Text"><text:span text:style-name="T8">setcookie()</text:span></text:span><text:span text:style-name="T13"> multiple times. In the example above, the time at which<text:line-break/>the data was entered is stored as a second cookie, and used to calculate the time elapsed<text:line-break/>between successive entries.</text:span></text:p>
      <text:p text:style-name="P9"><text:span text:style-name="T13">To remove a cookie from the client, simply call </text:span><text:span text:style-name="Source_20_Text"><text:span text:style-name="T8">setcookie()</text:span></text:span><text:span text:style-name="T13"> with the same<text:line-break/>syntax you used to originally set the cookie, but an expiry date in the past. This will<text:line-break/>cause the cookie to be removed from the client system. Here’s an example:</text:span></text:p>
      <text:p text:style-name="P9"><text:span text:style-name="Source_20_Text"><text:span text:style-name="T7"><text:line-break/>&lt;?php</text:span></text:span></text:p>
      <text:p text:style-name="P8"><text:span text:style-name="Source_20_Text"><text:span text:style-name="T9">// delete cookie<text:line-break/><text:line-break/></text:span></text:span><text:a xlink:type="simple" xlink:href="https://devzone.zend.com/manual/function.setcookie.php" office:target-frame-name="_blank" xlink:show="new"><text:span text:style-name="Source_20_Text"><text:span text:style-name="T11">setcookie</text:span></text:span></text:a><text:span text:style-name="Source_20_Text"><text:span text:style-name="T9">("lastsave", NULL, </text:span></text:span><text:a xlink:type="simple" xlink:href="https://devzone.zend.com/manual/function.mktime.php" office:target-frame-name="_blank" xlink:show="new"><text:span text:style-name="Source_20_Text"><text:span text:style-name="T11">mktime</text:span></text:span></text:a><text:span text:style-name="Source_20_Text"><text:span text:style-name="T9">() - 3600, "/");</text:span></text:span></text:p>
      <text:p text:style-name="P8"><text:span text:style-name="Source_20_Text"><text:span text:style-name="T9">?&gt;</text:span></text:span></text:p>
      <text:p text:style-name="P9"><text:span text:style-name="T13">Read more about cookies and the </text:span><text:span text:style-name="Source_20_Text"><text:span text:style-name="T8">setcookie()</text:span></text:span><text:span text:style-name="T13"> function at</text:span><text:a xlink:type="simple" xlink:href="http://www.php.net/manual/en/features.cookies.php" office:target-frame-name="_blank" xlink:show="new"><text:span text:style-name="T12">http://www.php.net/manual/en/features.cookies.php</text:span></text:a><text:span text:style-name="T13"> and</text:span><text:a xlink:type="simple" xlink:href="http://www.php.net/manual/en/function.setcookie.php" office:target-frame-name="_blank" xlink:show="new"><text:span text:style-name="T12">http://www.php.net/manual/en/function.setcookie.php</text:span></text:a><text:span text:style-name="T13">.</text:span></text:p>
      <text:p text:style-name="P10"><text:bookmark text:name="Heading8"/></text:p>
      <text:h text:style-name="P13" text:outline-level="2">Access Granted</text:h>
      <text:p text:style-name="P2">As I said at the beginning of this tutorial, cookies and sessions are two different ways<text:line-break/>of making data “persistent” on the client. A session retains data for the duration of the<text:line-break/>session, while a cookie retains values for as long as you need it to. With that in mind,<text:line-break/><text:soft-page-break/>let’s now look at an example that uses them both.</text:p>
      <text:p text:style-name="P2"><text:span text:style-name="T57">The application here is a simple user authentication system, where certain pages can only<text:line-break/>be viewed by users who successfully log in to the system. Users who have not been<text:line-break/>authenticated with a valid password are denied access to these “special” pages.</text:span> <text:span text:style-name="T57">The list<text:line-break/>of valid usernames and passwords is stored in a MySQL database, and PHP is used to verify<text:line-break/>a user’s credentials and decide whether or not to grant access.</text:span></text:p>
      <text:p text:style-name="P2">Assuming the MySQL database table looks like this</text:p>
      <text:section text:style-name="Sect2" text:name="crayon-57ba67a3e7395992178498">
        <table:table table:name="Table3" table:style-name="Table3">
          <table:table-column table:style-name="Table3.A"/>
          <table:table-column table:style-name="Table3.B"/>
          <table:table-row>
            <table:table-cell table:style-name="Table3.A1" office:value-type="string">
              <text:p text:style-name="P14">1</text:p>
              <text:p text:style-name="P15">2</text:p>
              <text:p text:style-name="P14">3</text:p>
              <text:p text:style-name="P15">4</text:p>
              <text:p text:style-name="P14">5</text:p>
              <text:p text:style-name="P15">6</text:p>
              <text:p text:style-name="P14">7</text:p>
              <text:p text:style-name="P15">8</text:p>
              <text:p text:style-name="P14">9</text:p>
            </table:table-cell>
            <table:table-cell table:style-name="Table3.B1" office:value-type="string">
              <text:section text:style-name="Sect2" text:name="crayon-57ba67a3e7395992178498-1">
                <text:p text:style-name="P16"><text:span text:style-name="T3">+-------+-----------------------------------------------+</text:span></text:p>
              </text:section>
              <text:section text:style-name="Sect3" text:name="crayon-57ba67a3e7395992178498-2">
                <text:p text:style-name="P16"><text:span text:style-name="T3">|</text:span> <text:span text:style-name="T3">name</text:span>  <text:span text:style-name="T3">|</text:span> <text:span text:style-name="T3">pass</text:span>                                          <text:span text:style-name="T3">|</text:span></text:p>
              </text:section>
              <text:section text:style-name="Sect2" text:name="crayon-57ba67a3e7395992178498-3">
                <text:p text:style-name="P16"><text:span text:style-name="T3">+-------+-----------------------------------------------+</text:span></text:p>
              </text:section>
              <text:section text:style-name="Sect3" text:name="crayon-57ba67a3e7395992178498-4">
                <text:p text:style-name="P16"><text:span text:style-name="T3">|</text:span> <text:span text:style-name="T3">sue</text:span>   <text:span text:style-name="T3">|</text:span> <text:span text:style-name="T3">9565d44fd0fe4db59f073eea1db70f3ea258e10b</text:span>      <text:span text:style-name="T3">|</text:span></text:p>
              </text:section>
              <text:section text:style-name="Sect2" text:name="crayon-57ba67a3e7395992178498-5">
                <text:p text:style-name="P16"><text:span text:style-name="T3">|</text:span> <text:span text:style-name="T3">harry</text:span> <text:span text:style-name="T3">|</text:span> <text:span text:style-name="T3">6e74234b8b552685113b53c7bff0f386c8cef8cf</text:span>      <text:span text:style-name="T3">|</text:span></text:p>
              </text:section>
              <text:section text:style-name="Sect3" text:name="crayon-57ba67a3e7395992178498-6">
                <text:p text:style-name="P16"><text:span text:style-name="T3">|</text:span> <text:span text:style-name="T3">louis</text:span> <text:span text:style-name="T3">|</text:span> <text:span text:style-name="T3">6817dda51b64b8190029490d2811a4d9cb9cd432</text:span>      <text:span text:style-name="T3">|</text:span></text:p>
              </text:section>
              <text:section text:style-name="Sect2" text:name="crayon-57ba67a3e7395992178498-7">
                <text:p text:style-name="P16"><text:span text:style-name="T3">|</text:span> <text:span text:style-name="T3">sam</text:span>   <text:span text:style-name="T3">|</text:span> <text:span text:style-name="T3">bd17f8243e771a57cfbb06aa9a82bbf09fd2d90b</text:span>      <text:span text:style-name="T3">|</text:span></text:p>
              </text:section>
              <text:section text:style-name="Sect3" text:name="crayon-57ba67a3e7395992178498-8">
                <text:p text:style-name="P16"><text:span text:style-name="T3">|</text:span> <text:span text:style-name="T3">james</text:span> <text:span text:style-name="T3">|</text:span> <text:span text:style-name="T3">792ec9b44d432c947ac6775b2b52326e9d08512f</text:span>      <text:span text:style-name="T3">|</text:span></text:p>
              </text:section>
              <text:section text:style-name="Sect2" text:name="crayon-57ba67a3e7395992178498-9">
                <text:p text:style-name="P16"><text:span text:style-name="T3">+-------+-----------------------------------------------+</text:span></text:p>
              </text:section>
            </table:table-cell>
          </table:table-row>
        </table:table>
      </text:section>
      <text:p text:style-name="P9"><text:span text:style-name="T13">with a unique username field and a password field created with the </text:span><text:span text:style-name="Source_20_Text"><text:span text:style-name="T8">SHA1()</text:span></text:span><text:span text:style-name="T13"> function,<text:line-break/>here’s the PHP script that does all the hard work:</text:span></text:p>
      <text:p text:style-name="P9"><text:span text:style-name="Source_20_Text"><text:span text:style-name="T7"><text:line-break/>&lt;?php</text:span></text:span></text:p>
      <text:p text:style-name="P8"><text:soft-page-break/><text:span text:style-name="Source_20_Text"><text:span text:style-name="T9">if (isset($_POST['name']) || isset($_POST['pass'])) {<text:line-break/><text:line-break/>    // form submitted<text:line-break/><text:line-break/>    // check for required values<text:line-break/><text:line-break/>    if (empty($_POST['name'])) {</text:span></text:span></text:p>
      <text:p text:style-name="P8"><text:span text:style-name="Source_20_Text"><text:span text:style-name="T15">        </text:span></text:span><text:span text:style-name="Source_20_Text"><text:span text:style-name="T10">die (</text:span></text:span><text:span text:style-name="Source_20_Text"><text:span text:style-name="T9">"ERROR: Please enter username!");<text:line-break/><text:line-break/>    }<text:line-break/><text:line-break/>    if (empty($_POST['pass'])) {<text:line-break/><text:line-break/>        die ("ERROR: Please enter password!");<text:line-break/><text:line-break/>    }</text:span></text:span></text:p>
      <text:p text:style-name="P8"><text:span text:style-name="Source_20_Text"><text:span text:style-name="T15">    </text:span></text:span><text:span text:style-name="Source_20_Text"><text:span text:style-name="T9">// set server access variables<text:line-break/><text:line-break/>    $host = "localhost";</text:span></text:span></text:p>
      <text:p text:style-name="P8"><text:span text:style-name="Source_20_Text"><text:span text:style-name="T15">    </text:span></text:span><text:span text:style-name="Source_20_Text"><text:span text:style-name="T9">$user = "test";<text:line-break/><text:line-break/>    $pass = "test";<text:line-break/><text:line-break/>    $db = "db2";<text:line-break/><text:line-break/>    <text:line-break/><text:line-break/></text:span></text:span><text:soft-page-break/><text:span text:style-name="Source_20_Text"><text:span text:style-name="T9">    // open connection<text:line-break/><text:line-break/>    $connection = </text:span></text:span><text:a xlink:type="simple" xlink:href="https://devzone.zend.com/manual/function.mysql-connect.php" office:target-frame-name="_blank" xlink:show="new"><text:span text:style-name="Source_20_Text"><text:span text:style-name="T11">mysql_connect</text:span></text:span></text:a><text:span text:style-name="Source_20_Text"><text:span text:style-name="T9">($host, $user, $pass) or die ("Unable to connect!");</text:span></text:span></text:p>
      <text:p text:style-name="P8"><text:span text:style-name="Source_20_Text"><text:span text:style-name="T15">    </text:span></text:span><text:span text:style-name="Source_20_Text"><text:span text:style-name="T10"><text:line-break/><text:line-break/>    </text:span></text:span><text:span text:style-name="Source_20_Text"><text:span text:style-name="T9">// select database<text:line-break/><text:line-break/>    </text:span></text:span><text:a xlink:type="simple" xlink:href="https://devzone.zend.com/manual/function.mysql-select-db.php" office:target-frame-name="_blank" xlink:show="new"><text:span text:style-name="Source_20_Text"><text:span text:style-name="T11">mysql_select_db</text:span></text:span></text:a><text:span text:style-name="Source_20_Text"><text:span text:style-name="T9">($db) or die ("Unable to select database!");<text:line-break/><text:line-break/>    <text:line-break/><text:line-break/>    // create query<text:line-break/><text:line-break/>    $query = "SELECT * FROM users WHERE name = '" . $_POST['name'] . "' AND pass = </text:span></text:span><text:a xlink:type="simple" xlink:href="https://devzone.zend.com/manual/function.sha1.php" office:target-frame-name="_blank" xlink:show="new"><text:span text:style-name="Source_20_Text"><text:span text:style-name="T11">SHA1</text:span></text:span></text:a><text:span text:style-name="Source_20_Text"><text:span text:style-name="T9">('" . $_POST['pass'] . "')";</text:span></text:span></text:p>
      <text:p text:style-name="P8"><text:span text:style-name="Source_20_Text"><text:span text:style-name="T15">    </text:span></text:span><text:span text:style-name="Source_20_Text"><text:span text:style-name="T10"><text:line-break/><text:line-break/>    </text:span></text:span><text:span text:style-name="Source_20_Text"><text:span text:style-name="T9">// execute query<text:line-break/><text:line-break/>    $result = </text:span></text:span><text:a xlink:type="simple" xlink:href="https://devzone.zend.com/manual/function.mysql-query.php" office:target-frame-name="_blank" xlink:show="new"><text:span text:style-name="Source_20_Text"><text:span text:style-name="T11">mysql_query</text:span></text:span></text:a><text:span text:style-name="Source_20_Text"><text:span text:style-name="T9">($query) or die ("Error in query: $query. " .</text:span></text:span><text:a xlink:type="simple" xlink:href="https://devzone.zend.com/manual/function.mysql-error.php" office:target-frame-name="_blank" xlink:show="new"><text:span text:style-name="Source_20_Text"><text:span text:style-name="T11">mysql_error</text:span></text:span></text:a><text:span text:style-name="Source_20_Text"><text:span text:style-name="T9">());<text:line-break/><text:line-break/>    <text:line-break/><text:line-break/>    // see if any rows were returned<text:line-break/><text:line-break/></text:span></text:span><text:soft-page-break/><text:span text:style-name="Source_20_Text"><text:span text:style-name="T9">    if (</text:span></text:span><text:a xlink:type="simple" xlink:href="https://devzone.zend.com/manual/function.mysql-num-rows.php" office:target-frame-name="_blank" xlink:show="new"><text:span text:style-name="Source_20_Text"><text:span text:style-name="T11">mysql_num_rows</text:span></text:span></text:a><text:span text:style-name="Source_20_Text"><text:span text:style-name="T9">($result) == 1) {</text:span></text:span></text:p>
      <text:p text:style-name="P8"><text:span text:style-name="Source_20_Text"><text:span text:style-name="T15">        </text:span></text:span><text:span text:style-name="Source_20_Text"><text:span text:style-name="T9">// if a row was returned<text:line-break/><text:line-break/>        // authentication was successful<text:line-break/><text:line-break/>        // create session and set cookie with username<text:line-break/><text:line-break/>        </text:span></text:span><text:a xlink:type="simple" xlink:href="https://devzone.zend.com/manual/function.session-start.php" office:target-frame-name="_blank" xlink:show="new"><text:span text:style-name="Source_20_Text"><text:span text:style-name="T11">session_start</text:span></text:span></text:a><text:span text:style-name="Source_20_Text"><text:span text:style-name="T9">();<text:line-break/><text:line-break/>        $_SESSION['auth'] = 1;<text:line-break/><text:line-break/>        </text:span></text:span><text:a xlink:type="simple" xlink:href="https://devzone.zend.com/manual/function.setcookie.php" office:target-frame-name="_blank" xlink:show="new"><text:span text:style-name="Source_20_Text"><text:span text:style-name="T11">setcookie</text:span></text:span></text:a><text:span text:style-name="Source_20_Text"><text:span text:style-name="T9">("username", $_POST['name'], </text:span></text:span><text:a xlink:type="simple" xlink:href="https://devzone.zend.com/manual/function.time.php" office:target-frame-name="_blank" xlink:show="new"><text:span text:style-name="Source_20_Text"><text:span text:style-name="T11">time</text:span></text:span></text:a><text:span text:style-name="Source_20_Text"><text:span text:style-name="T9">()+(84600*30));</text:span></text:span></text:p>
      <text:p text:style-name="P8"><text:span text:style-name="Source_20_Text"><text:span text:style-name="T15">        </text:span></text:span><text:span text:style-name="Source_20_Text"><text:span text:style-name="T10">echo </text:span></text:span><text:span text:style-name="Source_20_Text"><text:span text:style-name="T9">"Access granted!";<text:line-break/><text:line-break/>    }<text:line-break/><text:line-break/>    else {<text:line-break/><text:line-break/>        // no result<text:line-break/><text:line-break/>        // authentication failed<text:line-break/><text:line-break/>        echo "ERROR: Incorrect username or password!";<text:line-break/><text:line-break/>    }<text:line-break/><text:line-break/>    <text:line-break/></text:span></text:span><text:soft-page-break/><text:span text:style-name="Source_20_Text"><text:span text:style-name="T9"><text:line-break/>    // free result set memory<text:line-break/><text:line-break/>    </text:span></text:span><text:a xlink:type="simple" xlink:href="https://devzone.zend.com/manual/function.mysql-free-result.php" office:target-frame-name="_blank" xlink:show="new"><text:span text:style-name="Source_20_Text"><text:span text:style-name="T11">mysql_free_result</text:span></text:span></text:a><text:span text:style-name="Source_20_Text"><text:span text:style-name="T9">($result);</text:span></text:span></text:p>
      <text:p text:style-name="P8"><text:span text:style-name="Source_20_Text"><text:span text:style-name="T15">    </text:span></text:span><text:span text:style-name="Source_20_Text"><text:span text:style-name="T10"><text:line-break/><text:line-break/>    </text:span></text:span><text:span text:style-name="Source_20_Text"><text:span text:style-name="T9">// close connection<text:line-break/><text:line-break/>    </text:span></text:span><text:a xlink:type="simple" xlink:href="https://devzone.zend.com/manual/function.mysql-close.php" office:target-frame-name="_blank" xlink:show="new"><text:span text:style-name="Source_20_Text"><text:span text:style-name="T11">mysql_close</text:span></text:span></text:a><text:span text:style-name="Source_20_Text"><text:span text:style-name="T9">($connection);<text:line-break/><text:line-break/>}<text:line-break/><text:line-break/>else {<text:line-break/><text:line-break/>    // no submission<text:line-break/><text:line-break/>    // display login form<text:line-break/><text:line-break/>?&gt;<text:line-break/><text:line-break/></text:span></text:span><text:span text:style-name="Source_20_Text"><text:span text:style-name="T10">    &lt;html&gt;<text:line-break/><text:line-break/>    &lt;head&gt;&lt;/head&gt;</text:span></text:span></text:p>
      <text:p text:style-name="P8"><text:span text:style-name="Source_20_Text"><text:span text:style-name="T15">    </text:span></text:span><text:span text:style-name="Source_20_Text"><text:span text:style-name="T10">&lt;body&gt;<text:line-break/><text:line-break/></text:span></text:span><text:soft-page-break/><text:span text:style-name="Source_20_Text"><text:span text:style-name="T10">    &lt;center&gt;<text:line-break/><text:line-break/>    &lt;form method="post" action="</text:span></text:span><text:span text:style-name="Source_20_Text"><text:span text:style-name="T9">&lt;?php echo $_SERVER['PHP_SELF']; ?&gt;</text:span></text:span><text:span text:style-name="Source_20_Text"><text:span text:style-name="T10">"&gt;<text:line-break/><text:line-break/>    Username &lt;input type="text" name="name" value="</text:span></text:span><text:span text:style-name="Source_20_Text"><text:span text:style-name="T9">&lt;?php echo$_COOKIE['username']; ?&gt;</text:span></text:span><text:span text:style-name="Source_20_Text"><text:span text:style-name="T10">"&gt;</text:span></text:span></text:p>
      <text:p text:style-name="P8"><text:span text:style-name="Source_20_Text"><text:span text:style-name="T15">    </text:span></text:span><text:span text:style-name="Source_20_Text"><text:span text:style-name="T10">&lt;p /&gt;<text:line-break/><text:line-break/>    Password &lt;input type="password" name="pass"&gt;<text:line-break/><text:line-break/>    &lt;p /&gt;<text:line-break/><text:line-break/>    &lt;input type="submit" name="submit" value="Log In"&gt;<text:line-break/><text:line-break/>    &lt;/center&gt;<text:line-break/><text:line-break/>    &lt;/body&gt;<text:line-break/><text:line-break/>    &lt;/html&gt;<text:line-break/><text:line-break/></text:span></text:span><text:span text:style-name="Source_20_Text"><text:span text:style-name="T9">&lt;?php<text:line-break/><text:line-break/>}</text:span></text:span></text:p>
      <text:p text:style-name="P9"><text:soft-page-break/><text:span text:style-name="Source_20_Text"><text:span text:style-name="T7">?&gt;</text:span></text:span></text:p>
      <text:p text:style-name="P2">Here, the values entered into the login box are integrated into a MySQL SELECT query, which<text:line-break/>is executed on the user table. If both username and password match, a single record will be<text:line-break/>returned, indicating that authentication succeeded; if they don’t, no records will be<text:line-break/>returned, indicating that authentication failed.</text:p>
      <text:p text:style-name="P9"><text:span text:style-name="T13">Assuming authentication succeeds, a session is initialized, the </text:span><text:span text:style-name="Source_20_Text"><text:span text:style-name="T8">$_SESSION['auth']</text:span></text:span><text:span text:style-name="T13"><text:line-break/>key is created and assigned a value of Boolean </text:span><text:span text:style-name="Source_20_Text"><text:span text:style-name="T8">true</text:span></text:span><text:span text:style-name="T13">, and the username is stored<text:line-break/>in a cookie for next time. The cookie will remain valid for 30 days, and will be used to<text:line-break/>pre-fill the username field in the login box on the next login attempt.</text:span></text:p>
      <text:p text:style-name="P2">Of course, this isn’t enough by itself. While the script above performs authentication and<text:line-break/>initializes both a session and a cookie if the user’s credentials are validated, a security<text:line-break/>check must also be carried out on each of the restricted pages. Without this check, any user<text:line-break/>could bypass the login screen and simply type in the exact URL to each page to view it.</text:p>
      <text:p text:style-name="P9"><text:span text:style-name="T13">Since it is clear from the previous script that the session variable </text:span><text:span text:style-name="Source_20_Text"><text:span text:style-name="T8">$_SESSION['auth']</text:span></text:span><text:span text:style-name="T13"><text:line-break/>can only exist if the user’s credentials have been validated, it suffices to check for the<text:line-break/></text:span><text:soft-page-break/><text:span text:style-name="T13">presence of the </text:span><text:span text:style-name="Source_20_Text"><text:span text:style-name="T8">$_SESSION['auth']</text:span></text:span><text:span text:style-name="T13"> variable at the top of each restricted page,<text:line-break/>and grant access if that check returns true. Here’s how:</text:span></text:p>
      <text:p text:style-name="P9"><text:span text:style-name="Source_20_Text"><text:span text:style-name="T7"><text:line-break/>&lt;?php</text:span></text:span></text:p>
      <text:p text:style-name="P8"><text:span text:style-name="Source_20_Text"><text:span text:style-name="T9">// start session</text:span></text:span></text:p>
      <text:p text:style-name="P8"><text:a xlink:type="simple" xlink:href="https://devzone.zend.com/manual/function.session-start.php" office:target-frame-name="_blank" xlink:show="new"><text:span text:style-name="Source_20_Text"><text:span text:style-name="T11">session_start</text:span></text:span></text:a><text:span text:style-name="Source_20_Text"><text:span text:style-name="T9">();<text:line-break/><text:line-break/>if (!$_SESSION['auth'] == 1) {<text:line-break/><text:line-break/>    // check if authentication was performed<text:line-break/><text:line-break/>    // else die with error<text:line-break/><text:line-break/>    die ("ERROR: Unauthorized access!");<text:line-break/><text:line-break/>}<text:line-break/><text:line-break/>else {<text:line-break/><text:line-break/>?&gt;</text:span></text:span></text:p>
      <text:p text:style-name="P8"><text:span text:style-name="Source_20_Text"><text:span text:style-name="T15">    </text:span></text:span><text:span text:style-name="Source_20_Text"><text:span text:style-name="T10">&lt;html&gt;<text:line-break/><text:line-break/>    &lt;head&gt;&lt;/head&gt;<text:line-break/><text:line-break/>    &lt;body&gt;<text:line-break/></text:span></text:span><text:soft-page-break/><text:span text:style-name="Source_20_Text"><text:span text:style-name="T10"><text:line-break/>    This is a secure page. You can only see this if $_SESSION['auth'] = 1<text:line-break/><text:line-break/>    &lt;/body&gt;<text:line-break/><text:line-break/>    &lt;/html&gt;<text:line-break/><text:line-break/></text:span></text:span><text:span text:style-name="Source_20_Text"><text:span text:style-name="T9">&lt;?php<text:line-break/><text:line-break/>}</text:span></text:span></text:p>
      <text:p text:style-name="P8"><text:span text:style-name="Source_20_Text"><text:span text:style-name="T9">?&gt;</text:span></text:span></text:p>
      <text:p text:style-name="P9"><text:span text:style-name="Source_20_Text"><text:span text:style-name="T6"/></text:span></text:p>
      <text:p text:style-name="P9"><text:span text:style-name="T13">Pretty neat, huh? Only authenticated users will be able to see this page, because only<text:line-break/>their clients will have a session with the </text:span><text:span text:style-name="Source_20_Text"><text:span text:style-name="T8">$_SESSION['auth']</text:span></text:span><text:span text:style-name="T13"> variable in it.<text:line-break/>Everyone else will simply see an error message.</text:span></text:p>
      <text:p text:style-name="P8"><text:span text:style-name="T13">That’s about it for this tutorial. In </text:span><text:a xlink:type="simple" xlink:href="https://devzone.zend.com/16/php-101-part-10-a-session-in-the-cookie-jar/php101-11.php"><text:span text:style-name="T12">Part Eleven</text:span></text:a><text:span text:style-name="T13">,<text:line-break/>I’ll be telling you all about SimpleXML, the new XML processing toolkit that comes<text:line-break/>bundled with PHP 5. Make sure you come back for tha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Monaco" svg:font-family="Monaco, MonacoRegular, 'Courier New', monospace"/>
    <style:font-face style:name="Open Sans" svg:font-family="'Open Sans', Arial, Verdana"/>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21T22:49:31.899015729</dc:date>
    <meta:editing-duration>PT59M49S</meta:editing-duration>
    <meta:editing-cycles>12</meta:editing-cycles>
    <meta:document-statistic meta:table-count="3" meta:image-count="0" meta:object-count="0" meta:page-count="30" meta:paragraph-count="154" meta:word-count="3634" meta:character-count="23254" meta:non-whitespace-character-count="18850"/>
  </office:meta>
</office:document-meta>
</file>